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8870000018B0000018B903A573EF2CBD1FA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4.29cm" table:align="left"/>
    </style:style>
    <style:style style:name="Tableau7.A" style:family="table-column">
      <style:table-column-properties style:column-width="0.616cm"/>
    </style:style>
    <style:style style:name="Tableau7.B" style:family="table-column">
      <style:table-column-properties style:column-width="1.7cm"/>
    </style:style>
    <style:style style:name="Tableau7.C" style:family="table-column">
      <style:table-column-properties style:column-width="1.032cm"/>
    </style:style>
    <style:style style:name="Tableau7.D" style:family="table-column">
      <style:table-column-properties style:column-width="0.942cm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middle" fo:padding-left="0cm" fo:padding-right="0.101cm" fo:padding-top="0.101cm" fo:padding-bottom="0.101cm" fo:border="none"/>
    </style:style>
    <style:style style:name="Tableau7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7.2" style:family="table-row">
      <style:table-row-properties style:row-height="0.801cm" fo:keep-together="always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fo:padding="0.097cm" fo:border-left="0.5pt solid #000000" fo:border-right="none" fo:border-top="none" fo:border-bottom="0.5pt solid #000000"/>
    </style:style>
    <style:style style:name="Tableau7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7.C3" style:family="table-cell">
      <style:table-cell-properties fo:padding="0.097cm" fo:border-left="0.5pt solid #000000" fo:border-right="none" fo:border-top="none" fo:border-bottom="0.5pt solid #000000"/>
    </style:style>
    <style:style style:name="Tableau7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4" style:family="table-row">
      <style:table-row-properties style:row-height="1.199cm" fo:keep-together="always"/>
    </style:style>
    <style:style style:name="Tableau7.B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4" style:family="table-cell">
      <style:table-cell-properties fo:padding="0.097cm" fo:border-left="0.5pt solid #000000" fo:border-right="none" fo:border-top="none" fo:border-bottom="0.5pt solid #000000"/>
    </style:style>
    <style:style style:name="Tableau7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5" style:family="table-cell">
      <style:table-cell-properties fo:padding="0.097cm" fo:border-left="0.5pt solid #000000" fo:border-right="none" fo:border-top="none" fo:border-bottom="0.5pt solid #000000"/>
    </style:style>
    <style:style style:name="Tableau7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6" style:family="table-cell">
      <style:table-cell-properties fo:padding="0.097cm" fo:border-left="0.5pt solid #000000" fo:border-right="none" fo:border-top="none" fo:border-bottom="0.5pt solid #000000"/>
    </style:style>
    <style:style style:name="Tableau7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7" style:family="table-cell">
      <style:table-cell-properties fo:padding="0.097cm" fo:border-left="0.5pt solid #000000" fo:border-right="none" fo:border-top="none" fo:border-bottom="0.5pt solid #000000"/>
    </style:style>
    <style:style style:name="Tableau7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4.376cm" fo:margin-left="0cm" fo:margin-right="0cm" table:align="margins"/>
    </style:style>
    <style:style style:name="Tableau10.A" style:family="table-column">
      <style:table-column-properties style:column-width="0.607cm" style:rel-column-width="9086*"/>
    </style:style>
    <style:style style:name="Tableau10.B" style:family="table-column">
      <style:table-column-properties style:column-width="1.677cm" style:rel-column-width="25120*"/>
    </style:style>
    <style:style style:name="Tableau10.C" style:family="table-column">
      <style:table-column-properties style:column-width="1.046cm" style:rel-column-width="15663*"/>
    </style:style>
    <style:style style:name="Tableau10.D" style:family="table-column">
      <style:table-column-properties style:column-width="1.046cm" style:rel-column-width="15666*"/>
    </style:style>
    <style:style style:name="Tableau10.A1" style:family="table-cell">
      <style:table-cell-properties style:vertical-align="middle" fo:padding-left="0cm" fo:padding-right="0.101cm" fo:padding-top="0.101cm" fo:padding-bottom="0.101cm" fo:border="none"/>
    </style:style>
    <style:style style:name="Tableau10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10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10.2" style:family="table-row">
      <style:table-row-properties style:row-height="1.124cm"/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3" style:family="table-row">
      <style:table-row-properties style:row-height="0.697cm"/>
    </style:style>
    <style:style style:name="Tableau10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5" style:family="table-row">
      <style:table-row-properties style:row-height="1.199cm"/>
    </style:style>
    <style:style style:name="Tableau10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5" style:family="table-cell">
      <style:table-cell-properties fo:padding="0.097cm" fo:border-left="0.5pt solid #000000" fo:border-right="none" fo:border-top="none" fo:border-bottom="0.5pt solid #000000"/>
    </style:style>
    <style:style style:name="Tableau10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none" fo:border-top="none" fo:border-bottom="0.5pt solid #000000"/>
    </style:style>
    <style:style style:name="Tableau10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7" style:family="table-row">
      <style:table-row-properties style:row-height="1.725cm"/>
    </style:style>
    <style:style style:name="Tableau10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7" style:family="table-cell">
      <style:table-cell-properties fo:padding="0.097cm" fo:border-left="0.5pt solid #000000" fo:border-right="none" fo:border-top="none" fo:border-bottom="0.5pt solid #000000"/>
    </style:style>
    <style:style style:name="Tableau10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8cm" fo:margin-left="0cm" fo:margin-right="-0.007cm" table:align="margins"/>
    </style:style>
    <style:style style:name="Tableau3.A" style:family="table-column">
      <style:table-column-properties style:column-width="1.995cm" style:rel-column-width="14275*"/>
    </style:style>
    <style:style style:name="Tableau3.B" style:family="table-column">
      <style:table-column-properties style:column-width="2.014cm" style:rel-column-width="14414*"/>
    </style:style>
    <style:style style:name="Tableau3.C" style:family="table-column">
      <style:table-column-properties style:column-width="2.686cm" style:rel-column-width="19223*"/>
    </style:style>
    <style:style style:name="Tableau3.D" style:family="table-column">
      <style:table-column-properties style:column-width="2.462cm" style:rel-column-width="17623*"/>
    </style:style>
    <style:style style:name="Tableau3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3.2" style:family="table-row">
      <style:table-row-properties style:row-height="1.199cm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8db4ac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163d5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rsid="00445f24" officeooo:paragraph-rsid="00445f24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Bitstream Vera Sans1" fo:font-size="10pt" officeooo:paragraph-rsid="0020457d"/>
    </style:style>
    <style:style style:name="P2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1" fo:font-size="10pt" officeooo:paragraph-rsid="0020457d"/>
    </style:style>
    <style:style style:name="P27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Bitstream Vera Sans1" fo:font-size="10pt" officeooo:paragraph-rsid="0020457d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officeooo:paragraph-rsid="0020457d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1" fo:font-size="9pt" fo:font-weight="bold" officeooo:paragraph-rsid="0020457d" style:font-size-asian="9pt" style:font-weight-asian="bold" style:font-size-complex="9pt" style:font-weight-complex="bold" style:text-rotation-angle="90" style:text-rotation-scale="line-height"/>
    </style:style>
    <style:style style:name="P30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1" fo:font-size="10pt" officeooo:paragraph-rsid="0020457d"/>
    </style:style>
    <style:style style:name="P31" style:family="paragraph" style:parent-style-name="_5f_Paragraphe_20_livret_20_réponse_20_élève">
      <style:paragraph-properties fo:margin-top="0cm" fo:margin-bottom="0cm" loext:contextual-spacing="false" style:line-height-at-least="1.199cm" fo:text-align="justify" style:justify-single-word="false">
        <style:tab-stops>
          <style:tab-stop style:position="3.401cm"/>
          <style:tab-stop style:position="9.2cm" style:type="right" style:leader-style="dotted" style:leader-text="."/>
        </style:tab-stops>
      </style:paragraph-properties>
      <style:text-properties style:text-position="0% 100%" officeooo:paragraph-rsid="007ba197"/>
    </style:style>
    <style:style style:name="P32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super 58%" style:font-name="Bitstream Vera Sans1" fo:font-size="10pt" officeooo:paragraph-rsid="0021b57a" style:font-size-asian="10pt" style:font-size-complex="10pt"/>
    </style:style>
    <style:style style:name="P33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font-name="Bitstream Vera Sans1" fo:font-size="10pt" officeooo:paragraph-rsid="0020457d"/>
    </style:style>
    <style:style style:name="P34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35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fo:font-size="9pt" officeooo:paragraph-rsid="0020457d" style:font-size-asian="9pt" style:font-size-complex="9pt"/>
    </style:style>
    <style:style style:name="P36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37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8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Bitstream Vera Sans" fo:font-size="9pt" fo:font-style="normal" fo:font-weight="bold" officeooo:paragraph-rsid="0020457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Standard">
      <style:paragraph-properties fo:margin-top="0cm" fo:margin-bottom="0.101cm" loext:contextual-spacing="false"/>
      <style:text-properties officeooo:paragraph-rsid="0032d941"/>
    </style:style>
    <style:style style:name="P40" style:family="paragraph" style:parent-style-name="Frame_20_contents">
      <style:text-properties officeooo:rsid="00578518" officeooo:paragraph-rsid="007711c6"/>
    </style:style>
    <style:style style:name="P41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42" style:family="paragraph" style:parent-style-name="_5f_Paragraphe_20_livret_20_réponse_20_élève">
      <style:paragraph-properties fo:text-align="center" style:justify-single-word="false"/>
      <style:text-properties fo:font-size="9pt" officeooo:paragraph-rsid="0020457d" style:font-size-asian="9pt" style:font-size-complex="9pt"/>
    </style:style>
    <style:style style:name="P43" style:family="paragraph" style:parent-style-name="FILET_5f_POINTILLES">
      <style:paragraph-properties fo:margin-top="0.199cm" fo:margin-bottom="0cm" loext:contextual-spacing="false"/>
    </style:style>
    <style:style style:name="P44" style:family="paragraph" style:parent-style-name="FILET_5f_POINTILLES">
      <style:paragraph-properties fo:margin-top="0.199cm" fo:margin-bottom="0cm" loext:contextual-spacing="false"/>
      <style:text-properties officeooo:paragraph-rsid="008efa35"/>
    </style:style>
    <style:style style:name="P45" style:family="paragraph" style:parent-style-name="Exo_5f_Num">
      <style:paragraph-properties fo:margin-top="0.6cm" fo:margin-bottom="0cm" loext:contextual-spacing="false"/>
      <style:text-properties officeooo:paragraph-rsid="004e14bb"/>
    </style:style>
    <style:style style:name="P46" style:family="paragraph" style:parent-style-name="Exo_5f_Num">
      <style:paragraph-properties fo:margin-top="0.499cm" fo:margin-bottom="0cm" loext:contextual-spacing="false"/>
    </style:style>
    <style:style style:name="P47" style:family="paragraph" style:parent-style-name="Exo_5f_Num" style:list-style-name="Num_5f_Exo">
      <style:paragraph-properties fo:margin-top="0.499cm" fo:margin-bottom="0cm" loext:contextual-spacing="false" fo:line-height="100%"/>
      <style:text-properties officeooo:paragraph-rsid="007203ce"/>
    </style:style>
    <style:style style:name="P48" style:family="paragraph" style:parent-style-name="Exo_5f_Num">
      <style:paragraph-properties fo:margin-top="0.529cm" fo:margin-bottom="0.15cm" loext:contextual-spacing="false"/>
    </style:style>
    <style:style style:name="P49" style:family="paragraph" style:parent-style-name="Exo_5f_Num">
      <style:paragraph-properties fo:margin-top="0.4cm" fo:margin-bottom="0.199cm" loext:contextual-spacing="false"/>
    </style:style>
    <style:style style:name="P50" style:family="paragraph" style:parent-style-name="Exo_5f_Num">
      <style:paragraph-properties fo:margin-top="0.58cm" fo:margin-bottom="0cm" loext:contextual-spacing="false"/>
    </style:style>
    <style:style style:name="P51" style:family="paragraph" style:parent-style-name="Exo_5f_Num" style:list-style-name="Num_5f_Exo">
      <style:paragraph-properties fo:margin-top="0.58cm" fo:margin-bottom="0cm" loext:contextual-spacing="false" fo:line-height="100%"/>
      <style:text-properties officeooo:paragraph-rsid="003602d2"/>
    </style:style>
    <style:style style:name="P52" style:family="paragraph" style:parent-style-name="Exo_5f_Num" style:list-style-name="Num_5f_Exo">
      <style:paragraph-properties fo:margin-top="0.559cm" fo:margin-bottom="0cm" loext:contextual-spacing="false" fo:line-height="100%"/>
      <style:text-properties officeooo:paragraph-rsid="003819ce"/>
    </style:style>
    <style:style style:name="P53" style:family="paragraph" style:parent-style-name="Exo_5f_Num" style:list-style-name="Num_5f_Exo">
      <style:paragraph-properties fo:margin-top="0.101cm" fo:margin-bottom="0.101cm" loext:contextual-spacing="false"/>
      <style:text-properties officeooo:rsid="005612c9" officeooo:paragraph-rsid="008cb21e"/>
    </style:style>
    <style:style style:name="P54" style:family="paragraph" style:parent-style-name="Exo_5f_Num">
      <style:paragraph-properties fo:margin-top="0.681cm" fo:margin-bottom="0cm" loext:contextual-spacing="false"/>
    </style:style>
    <style:style style:name="P55" style:family="paragraph" style:parent-style-name="Exo_5f_Num" style:list-style-name="Num_5f_Exo">
      <style:paragraph-properties fo:margin-top="0.681cm" fo:margin-bottom="0cm" loext:contextual-spacing="false" fo:line-height="100%"/>
      <style:text-properties officeooo:paragraph-rsid="003b5a9e"/>
    </style:style>
    <style:style style:name="P56" style:family="paragraph" style:parent-style-name="Exo_5f_Num">
      <style:paragraph-properties fo:margin-top="0.921cm" fo:margin-bottom="0cm" loext:contextual-spacing="false"/>
    </style:style>
    <style:style style:name="P57" style:family="paragraph" style:parent-style-name="FILET_5f_POINTILLES" style:list-style-name="liste_5f_abc"/>
    <style:style style:name="P58" style:family="paragraph" style:parent-style-name="FILET_5f_POINTILLES" style:list-style-name="liste_5f_abc">
      <style:text-properties officeooo:paragraph-rsid="00818be1"/>
    </style:style>
    <style:style style:name="P59" style:family="paragraph" style:parent-style-name="FILET_5f_POINTILLES" style:list-style-name="liste_5f_abc">
      <style:text-properties officeooo:paragraph-rsid="008b7bf7"/>
    </style:style>
    <style:style style:name="P60" style:family="paragraph" style:parent-style-name="FILET_5f_POINTILLES" style:list-style-name="liste_5f_abc">
      <style:text-properties officeooo:paragraph-rsid="006d1daf"/>
    </style:style>
    <style:style style:name="P61" style:family="paragraph" style:parent-style-name="FILET_5f_POINTILLES" style:list-style-name="liste_5f_abc">
      <style:paragraph-properties fo:margin-top="0.101cm" fo:margin-bottom="0cm" loext:contextual-spacing="false"/>
      <style:text-properties fo:color="#000000" officeooo:rsid="005612c9" officeooo:paragraph-rsid="007203ce"/>
    </style:style>
    <style:style style:name="P62" style:family="paragraph" style:parent-style-name="FILET_5f_POINTILLES" style:list-style-name="liste_5f_abc">
      <style:paragraph-properties fo:margin-top="0.101cm" fo:margin-bottom="0cm" loext:contextual-spacing="false"/>
      <style:text-properties fo:color="#000000" officeooo:rsid="007203ce" officeooo:paragraph-rsid="00779dbd"/>
    </style:style>
    <style:style style:name="P63" style:family="paragraph" style:parent-style-name="FILET_5f_POINTILLES" style:list-style-name="liste_5f_abc">
      <style:paragraph-properties fo:margin-top="0.101cm" fo:margin-bottom="0cm" loext:contextual-spacing="false"/>
    </style:style>
    <style:style style:name="P64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7711c6"/>
    </style:style>
    <style:style style:name="P65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7aa977"/>
    </style:style>
    <style:style style:name="P66" style:family="paragraph" style:parent-style-name="FILET_5f_POINTILLES" style:list-style-name="liste_5f_abc">
      <style:paragraph-properties fo:margin-top="0.101cm" fo:margin-bottom="0cm" loext:contextual-spacing="false"/>
      <style:text-properties officeooo:paragraph-rsid="008efa35"/>
    </style:style>
    <style:style style:name="P67" style:family="paragraph" style:parent-style-name="FILET_5f_POINTILLES" style:list-style-name="liste_5f_abc">
      <style:paragraph-properties fo:margin-top="0.101cm" fo:margin-bottom="0cm" loext:contextual-spacing="false"/>
      <style:text-properties officeooo:rsid="007203ce" officeooo:paragraph-rsid="007203ce"/>
    </style:style>
    <style:style style:name="P68" style:family="paragraph" style:parent-style-name="FILET_5f_POINTILLES" style:list-style-name="liste_5f_abc">
      <style:paragraph-properties fo:margin-top="0.101cm" fo:margin-bottom="0cm" loext:contextual-spacing="false"/>
      <style:text-properties fo:letter-spacing="-0.007cm" officeooo:rsid="007203ce" officeooo:paragraph-rsid="00779dbd"/>
    </style:style>
    <style:style style:name="P69" style:family="paragraph" style:parent-style-name="FILET_5f_POINTILLES" style:list-style-name="liste_5f_abc">
      <style:paragraph-properties fo:margin-top="0cm" fo:margin-bottom="0cm" loext:contextual-spacing="false"/>
    </style:style>
    <style:style style:name="P70" style:family="paragraph" style:parent-style-name="FILET_5f_POINTILLES" style:list-style-name="liste_5f_abc">
      <style:paragraph-properties fo:margin-top="0.3cm" fo:margin-bottom="0.101cm" loext:contextual-spacing="false"/>
    </style:style>
    <style:style style:name="P71" style:family="paragraph" style:parent-style-name="FILET_5f_POINTILLES" style:list-style-name="liste_5f_abc">
      <style:paragraph-properties fo:margin-top="0.3cm" fo:margin-bottom="0.101cm" loext:contextual-spacing="false"/>
      <style:text-properties officeooo:paragraph-rsid="00753057"/>
    </style:style>
    <style:style style:name="P72" style:family="paragraph" style:parent-style-name="FILET_5f_POINTILLES" style:list-style-name="liste_5f_abc">
      <style:paragraph-properties fo:margin-top="0.3cm" fo:margin-bottom="0cm" loext:contextual-spacing="false"/>
      <style:text-properties officeooo:paragraph-rsid="008efa35"/>
    </style:style>
    <style:style style:name="P73" style:family="paragraph" style:parent-style-name="Standard" style:list-style-name="liste_5f_abc">
      <style:text-properties officeooo:paragraph-rsid="0030bf51"/>
    </style:style>
    <style:style style:name="P74" style:family="paragraph" style:parent-style-name="Standard" style:list-style-name="liste_5f_abc" style:master-page-name="">
      <style:paragraph-properties style:page-number="auto" fo:break-before="auto" fo:break-after="auto"/>
      <style:text-properties officeooo:paragraph-rsid="0026b554"/>
    </style:style>
    <style:style style:name="P75" style:family="paragraph" style:parent-style-name="Standard" style:list-style-name="liste_5f_abc">
      <style:paragraph-properties fo:margin-top="0cm" fo:margin-bottom="0.199cm" loext:contextual-spacing="false" style:shadow="none"/>
      <style:text-properties officeooo:paragraph-rsid="0030bf51"/>
    </style:style>
    <style:style style:name="P76" style:family="paragraph" style:parent-style-name="Standard" style:list-style-name="liste_5f_abc">
      <style:paragraph-properties fo:margin-top="0cm" fo:margin-bottom="0.101cm" loext:contextual-spacing="false"/>
      <style:text-properties officeooo:paragraph-rsid="0032d941"/>
    </style:style>
    <style:style style:name="P77" style:family="paragraph" style:parent-style-name="Table_20_Contents" style:list-style-name="liste_5f_abc">
      <style:paragraph-properties fo:margin-top="0cm" fo:margin-bottom="0cm" loext:contextual-spacing="false" fo:text-align="justify" style:justify-single-word="false"/>
      <style:text-properties style:font-name="Bitstream Vera Sans1" fo:font-size="10pt" officeooo:paragraph-rsid="0020457d"/>
    </style:style>
    <style:style style:name="P78" style:family="paragraph" style:parent-style-name="_5f_Paragraphe_20_livret_20_" style:list-style-name="liste_5f_abc" style:master-page-name="">
      <style:paragraph-properties fo:margin-top="0cm" fo:margin-bottom="0cm" loext:contextual-spacing="false" style:line-height-at-least="1.199cm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79" style:family="paragraph" style:parent-style-name="_5f_Paragraphe_20_livret_20_" style:list-style-name="liste_5f_abc">
      <style:paragraph-properties fo:margin-top="0cm" fo:margin-bottom="0cm" loext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80" style:family="paragraph" style:parent-style-name="_5f_Paragraphe_20_livret_20_réponse_20_élève" style:list-style-name="liste_5f_abc">
      <style:paragraph-properties fo:margin-top="0cm" fo:margin-bottom="0cm" loext:contextual-spacing="false" style:line-height-at-least="1.101cm">
        <style:tab-stops>
          <style:tab-stop style:position="3.069cm" style:leader-style="dotted" style:leader-text="."/>
          <style:tab-stop style:position="5.927cm" style:leader-style="dotted" style:leader-text="."/>
          <style:tab-stop style:position="8.872cm" style:leader-style="dotted" style:leader-text="."/>
          <style:tab-stop style:position="8.943cm" style:leader-style="dotted" style:leader-text="."/>
        </style:tab-stops>
      </style:paragraph-properties>
      <style:text-properties officeooo:paragraph-rsid="003602d2"/>
    </style:style>
    <style:style style:name="P81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/>
      <style:text-properties officeooo:paragraph-rsid="008cb21e"/>
    </style:style>
    <style:style style:name="P82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/>
      <style:text-properties officeooo:paragraph-rsid="008efa35"/>
    </style:style>
    <style:style style:name="P83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/>
      <style:text-properties officeooo:paragraph-rsid="0074b513"/>
    </style:style>
    <style:style style:name="P84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/>
      <style:text-properties officeooo:rsid="004fa9ce" officeooo:paragraph-rsid="008202d0"/>
    </style:style>
    <style:style style:name="P85" style:family="paragraph" style:parent-style-name="_5f_Paragraphe_20_livret_20_réponse_20_élève" style:list-style-name="liste_5f_abc">
      <style:paragraph-properties fo:margin-top="0cm" fo:margin-bottom="0cm" loext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86" style:family="paragraph" style:parent-style-name="_5f_Paragraphe_20_livret_20_réponse_20_élève" style:list-style-name="liste_5f_abc">
      <style:paragraph-properties fo:margin-top="0cm" fo:margin-bottom="0cm" loext:contextual-spacing="false" style:line-height-at-least="0.801cm">
        <style:tab-stops>
          <style:tab-stop style:position="1.951cm"/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87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1.199cm">
        <style:tab-stops>
          <style:tab-stop style:position="1.951cm"/>
          <style:tab-stop style:position="9.2cm" style:type="right" style:leader-style="dotted" style:leader-text="."/>
        </style:tab-stops>
      </style:paragraph-properties>
      <style:text-properties style:text-position="0% 100%" officeooo:paragraph-rsid="007aa977"/>
    </style:style>
    <style:style style:name="P88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1.199cm" fo:text-align="justify" style:justify-single-word="false">
        <style:tab-stops>
          <style:tab-stop style:position="3.401cm"/>
          <style:tab-stop style:position="9.2cm" style:type="right" style:leader-style="dotted" style:leader-text="."/>
        </style:tab-stops>
      </style:paragraph-properties>
      <style:text-properties style:text-position="0% 100%" officeooo:paragraph-rsid="007aa977"/>
    </style:style>
    <style:style style:name="P89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1.199cm">
        <style:tab-stops>
          <style:tab-stop style:position="2.9cm"/>
          <style:tab-stop style:position="9.2cm" style:type="right" style:leader-style="dotted" style:leader-text="."/>
        </style:tab-stops>
      </style:paragraph-properties>
      <style:text-properties style:text-position="0% 100%" officeooo:paragraph-rsid="007aa977"/>
    </style:style>
    <style:style style:name="P90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1.199cm">
        <style:tab-stops>
          <style:tab-stop style:position="1.9cm"/>
          <style:tab-stop style:position="9.2cm" style:type="right" style:leader-style="dotted" style:leader-text="."/>
        </style:tab-stops>
      </style:paragraph-properties>
      <style:text-properties style:text-position="0% 100%" officeooo:paragraph-rsid="0084a7ee"/>
    </style:style>
    <style:style style:name="P91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line-height-at-least="1.199cm">
        <style:tab-stops>
          <style:tab-stop style:position="1.9cm"/>
          <style:tab-stop style:position="9.2cm" style:type="right" style:leader-style="dotted" style:leader-text="."/>
        </style:tab-stops>
      </style:paragraph-properties>
      <style:text-properties style:text-position="0% 100%" officeooo:paragraph-rsid="008efa35"/>
    </style:style>
    <style:style style:name="P92" style:family="paragraph" style:parent-style-name="_5f_Paragraphe_20_livret_20_réponse_20_élève" style:list-style-name="liste_5f_abc">
      <style:paragraph-properties fo:margin-top="0cm" fo:margin-bottom="0.101cm" loext:contextual-spacing="false" style:line-height-at-least="0.7cm"/>
      <style:text-properties officeooo:paragraph-rsid="004fa9ce"/>
    </style:style>
    <style:style style:name="P93" style:family="paragraph" style:parent-style-name="_5f_Paragraphe_20_livret_20_réponse_20_élève" style:list-style-name="liste_5f_abc">
      <style:paragraph-properties fo:margin-top="0.4cm" fo:margin-bottom="0cm" loext:contextual-spacing="false" style:line-height-at-least="1.199cm">
        <style:tab-stops>
          <style:tab-stop style:position="3.395cm"/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94" style:family="paragraph" style:parent-style-name="_5f_Paragraphe_20_livret_20_réponse_20_élève" style:list-style-name="liste_5f_abc">
      <style:paragraph-properties fo:margin-top="0.4cm" fo:margin-bottom="0cm" loext:contextual-spacing="false" style:line-height-at-least="1.199cm">
        <style:tab-stops>
          <style:tab-stop style:position="2.898cm"/>
          <style:tab-stop style:position="9.2cm" style:type="right" style:leader-style="dotted" style:leader-text="."/>
        </style:tab-stops>
      </style:paragraph-properties>
      <style:text-properties officeooo:paragraph-rsid="008efa35"/>
    </style:style>
    <style:style style:name="P95" style:family="paragraph" style:parent-style-name="_5f_Paragraphe_20_livret_20_réponse_20_élève" style:list-style-name="liste_5f_abc">
      <style:paragraph-properties fo:margin-top="0.4cm" fo:margin-bottom="0cm" loext:contextual-spacing="false" style:line-height-at-least="1.199cm">
        <style:tab-stops>
          <style:tab-stop style:position="1.896cm"/>
          <style:tab-stop style:position="9.2cm" style:type="right" style:leader-style="dotted" style:leader-text="."/>
        </style:tab-stops>
      </style:paragraph-properties>
      <style:text-properties officeooo:paragraph-rsid="00879d9e"/>
    </style:style>
    <style:style style:name="P96" style:family="paragraph" style:parent-style-name="_5f_Pied_20_de_20_page" style:list-style-name="">
      <style:paragraph-properties fo:text-align="end" style:justify-single-word="false"/>
    </style:style>
    <style:style style:name="P97" style:family="paragraph" style:parent-style-name="_5f_Pied_20_de_20_page">
      <style:paragraph-properties fo:text-align="end" style:justify-single-word="false"/>
    </style:style>
    <style:style style:name="P98" style:family="paragraph" style:parent-style-name="_5f_Pied_20_de_20_page" style:list-style-name=""/>
    <style:style style:name="P9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9" fo:break-before="auto" fo:break-after="auto" style:shadow="none"/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>
      <style:paragraph-properties fo:margin-top="0cm" fo:margin-bottom="0.199cm" fo:text-align="center" style:writing-mode="lr-tb"/>
    </style:style>
    <style:style style:name="P102" style:family="paragraph">
      <loext:graphic-properties draw:fill-color="#ce181e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03" style:family="paragraph">
      <style:paragraph-properties fo:text-align="center"/>
    </style:style>
    <style:style style:name="P10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0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163d5"/>
    </style:style>
    <style:style style:name="T6" style:family="text">
      <style:text-properties officeooo:rsid="00308c81"/>
    </style:style>
    <style:style style:name="T7" style:family="text">
      <style:text-properties fo:color="#000000"/>
    </style:style>
    <style:style style:name="T8" style:family="text">
      <style:text-properties fo:color="#000000" style:text-position="0% 100%"/>
    </style:style>
    <style:style style:name="T9" style:family="text">
      <style:text-properties fo:color="#000000"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10" style:family="text">
      <style:text-properties fo:color="#000000" style:text-position="0% 100%" style:font-name="Bitstream Vera Sans" fo:font-size="10pt" fo:font-style="normal" officeooo:rsid="0042ce0b" style:font-size-asian="10pt" style:font-style-asian="normal" style:font-size-complex="10pt" style:font-style-complex="normal"/>
    </style:style>
    <style:style style:name="T11" style:family="text">
      <style:text-properties fo:color="#000000" style:text-position="0% 100%" style:font-name="Bitstream Vera Sans" fo:font-size="10pt" fo:font-style="normal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position="0% 100%" style:font-name="Bitstream Vera Sans" fo:font-size="10pt" fo:font-style="normal" style:text-underline-style="none" fo:font-weight="normal" officeooo:rsid="0113118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position="0% 100%" style:font-name="Bitstream Vera Sans" fo:font-size="10pt" fo:font-style="normal" style:text-underline-style="none" fo:font-weight="normal" officeooo:rsid="0086c4c7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4" style:family="text">
      <style:text-properties fo:color="#000000" style:text-position="0% 100%" style:font-name="Bitstream Vera Sans" fo:font-size="10pt" fo:font-style="normal" style:text-underline-style="none" fo:font-weight="normal" officeooo:rsid="00879d9e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5" style:family="text">
      <style:text-properties fo:color="#000000" style:text-position="0% 100%" style:font-name="Bitstream Vera Sans" officeooo:rsid="0042ce0b" style:font-size-asian="10pt" style:font-style-asian="normal" style:font-size-complex="10pt" style:font-style-complex="normal"/>
    </style:style>
    <style:style style:name="T16" style:family="text">
      <style:text-properties fo:color="#000000" style:text-position="0% 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7" style:family="text">
      <style:text-properties fo:color="#000000" style:text-position="0% 100%" style:font-name="OpenSymbol2" fo:font-size="10pt" fo:font-style="normal" officeooo:rsid="004b52ae" style:font-name-asian="OpenSymbol2" style:font-size-asian="10pt" style:font-style-asian="normal" style:font-name-complex="OpenSymbol2" style:font-size-complex="10pt" style:font-style-complex="normal"/>
    </style:style>
    <style:style style:name="T18" style:family="text">
      <style:text-properties fo:color="#000000" style:text-position="0% 100%" style:font-name="OpenSymbol2" fo:font-size="10pt" fo:font-style="normal" style:font-name-asian="OpenSymbol2" style:font-style-asian="normal" style:font-name-complex="OpenSymbol2" style:font-style-complex="normal"/>
    </style:style>
    <style:style style:name="T19" style:family="text">
      <style:text-properties fo:color="#000000" style:text-position="0% 100%" officeooo:rsid="0039bca5"/>
    </style:style>
    <style:style style:name="T20" style:family="text">
      <style:text-properties fo:color="#000000" style:text-position="0% 100%" style:font-size-asian="10pt" style:font-style-asian="normal" style:font-size-complex="10pt" style:font-style-complex="normal"/>
    </style:style>
    <style:style style:name="T21" style:family="text">
      <style:text-properties fo:color="#000000" style:text-position="0% 100%" officeooo:rsid="0042ce0b" style:font-size-asian="10pt" style:font-style-asian="normal" style:font-size-complex="10pt" style:font-style-complex="normal"/>
    </style:style>
    <style:style style:name="T22" style:family="text">
      <style:text-properties fo:color="#000000" style:text-position="0% 100%" officeooo:rsid="007aa977" style:font-size-asian="10pt" style:font-style-asian="normal" style:font-size-complex="10pt" style:font-style-complex="normal"/>
    </style:style>
    <style:style style:name="T23" style:family="text">
      <style:text-properties fo:color="#000000" style:text-position="0% 100%" style:font-name="OpenSymbol3" style:font-size-asian="10pt" style:font-style-asian="normal" style:font-size-complex="10pt" style:font-style-complex="normal"/>
    </style:style>
    <style:style style:name="T24" style:family="text">
      <style:text-properties fo:color="#000000" style:text-position="0% 100%" style:font-name="OpenSymbol3" officeooo:rsid="007aa977" style:font-size-asian="10pt" style:font-style-asian="normal" style:font-size-complex="10pt" style:font-style-complex="normal"/>
    </style:style>
    <style:style style:name="T25" style:family="text">
      <style:text-properties fo:color="#000000" style:text-position="0% 100%" style:font-name="OpenSymbol3" officeooo:rsid="0042ce0b" style:font-size-asian="10pt" style:font-style-asian="normal" style:font-size-complex="10pt" style:font-style-complex="normal"/>
    </style:style>
    <style:style style:name="T26" style:family="text">
      <style:text-properties fo:color="#000000" style:text-position="0% 100%" style:font-name="OpenSymbol3" fo:font-size="10pt" officeooo:rsid="00592880"/>
    </style:style>
    <style:style style:name="T27" style:family="text">
      <style:text-properties fo:color="#000000" style:text-position="0% 100%" officeooo:rsid="00338f1f"/>
    </style:style>
    <style:style style:name="T28" style:family="text">
      <style:text-properties fo:color="#000000" style:text-position="0% 100%" style:text-underline-style="none" officeooo:rsid="003602d2" style:font-name-asian="OpenSymbol2" style:font-size-asian="10pt" style:font-style-asian="normal" style:font-name-complex="OpenSymbol2" style:font-size-complex="10pt" style:font-style-complex="normal"/>
    </style:style>
    <style:style style:name="T29" style:family="text">
      <style:text-properties fo:color="#000000" style:text-position="0% 100%" style:text-underline-style="none" fo:font-weight="normal" officeooo:rsid="0086c4c7" fo:background-color="transparent" loext:char-shading-value="0" style:font-size-asian="10pt" style:font-style-asian="normal" style:font-size-complex="10pt" style:font-style-complex="normal"/>
    </style:style>
    <style:style style:name="T30" style:family="text">
      <style:text-properties fo:color="#000000" style:text-position="0% 100%" style:font-name="Bitstream Vera Sans1" fo:font-size="10pt" officeooo:rsid="00592880"/>
    </style:style>
    <style:style style:name="T31" style:family="text">
      <style:text-properties fo:color="#000000" style:text-position="0% 100%" style:font-name="Bitstream Vera Sans1" fo:font-size="10pt" officeooo:rsid="005aec8c"/>
    </style:style>
    <style:style style:name="T32" style:family="text">
      <style:text-properties fo:color="#000000" style:text-position="0% 100%" style:font-name="Bitstream Vera Sans2" fo:font-size="10pt" fo:font-style="normal" style:text-underline-style="none" fo:font-weight="normal" officeooo:rsid="00390f42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3" style:family="text">
      <style:text-properties fo:color="#000000" style:text-position="0% 100%" style:font-name="Bitstream Vera Sans2" fo:font-size="10pt" fo:font-style="normal" style:text-underline-style="none" fo:font-weight="normal" officeooo:rsid="0074b513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4" style:family="text">
      <style:text-properties fo:color="#000000" style:text-position="0% 100%" style:font-name="Bitstream Vera Sans2" fo:font-size="10pt" fo:font-style="normal" style:text-underline-style="none" fo:font-weight="normal" officeooo:rsid="007aa977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5" style:family="text">
      <style:text-properties fo:color="#000000" style:text-position="0% 100%" officeooo:rsid="005612c9"/>
    </style:style>
    <style:style style:name="T36" style:family="text">
      <style:text-properties fo:color="#000000" style:text-position="0% 100%" fo:font-size="10pt" officeooo:rsid="004b52ae" style:font-size-asian="10pt" style:font-size-complex="10pt"/>
    </style:style>
    <style:style style:name="T37" style:family="text">
      <style:text-properties fo:color="#000000" style:text-position="0% 100%" style:font-name="OpenSymbol4" fo:font-size="10pt" fo:font-style="normal" officeooo:rsid="004c26f5" style:font-name-asian="OpenSymbol4" style:font-size-asian="10pt" style:font-style-asian="normal" style:font-name-complex="OpenSymbol4" style:font-size-complex="10pt" style:font-style-complex="normal"/>
    </style:style>
    <style:style style:name="T38" style:family="text">
      <style:text-properties fo:color="#000000" style:text-position="super 58%"/>
    </style:style>
    <style:style style:name="T39" style:family="text">
      <style:text-properties fo:color="#000000" style:text-position="super 58%" style:font-size-asian="10pt" style:font-style-asian="normal" style:font-size-complex="10pt" style:font-style-complex="normal"/>
    </style:style>
    <style:style style:name="T40" style:family="text">
      <style:text-properties fo:color="#000000" style:text-position="super 58%" officeooo:rsid="007aa977" style:font-size-asian="10pt" style:font-style-asian="normal" style:font-size-complex="10pt" style:font-style-complex="normal"/>
    </style:style>
    <style:style style:name="T41" style:family="text">
      <style:text-properties fo:color="#000000" style:text-position="super 58%" officeooo:rsid="0042ce0b" style:font-size-asian="10pt" style:font-style-asian="normal" style:font-size-complex="10pt" style:font-style-complex="normal"/>
    </style:style>
    <style:style style:name="T42" style:family="text">
      <style:text-properties fo:color="#000000" style:text-position="super 58%" style:font-name="Bitstream Vera Sans"/>
    </style:style>
    <style:style style:name="T43" style:family="text">
      <style:text-properties fo:color="#000000" style:text-position="super 58%" style:font-name="Bitstream Vera Sans" fo:font-size="10pt" style:font-size-asian="10pt" style:font-size-complex="10pt"/>
    </style:style>
    <style:style style:name="T44" style:family="text">
      <style:text-properties fo:color="#000000" style:text-position="super 58%" style:font-name="Bitstream Vera Sans" style:font-size-asian="10pt" style:font-style-asian="normal" style:font-size-complex="10pt" style:font-style-complex="normal"/>
    </style:style>
    <style:style style:name="T45" style:family="text">
      <style:text-properties fo:color="#000000" style:text-position="super 58%" style:font-name="OpenSymbol1" fo:font-size="10pt" fo:font-style="normal" style:text-underline-style="none" fo:font-weight="normal" officeooo:rsid="0058b92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6" style:family="text">
      <style:text-properties fo:color="#000000" style:text-position="super 58%" style:font-name="OpenSymbol1" fo:font-size="10pt" fo:font-style="normal" style:text-underline-style="none" fo:font-weight="normal" officeooo:rsid="0059288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7" style:family="text">
      <style:text-properties fo:color="#000000" style:text-position="super 58%" officeooo:rsid="0050b75d"/>
    </style:style>
    <style:style style:name="T48" style:family="text">
      <style:text-properties fo:color="#000000" style:text-position="super 58%" officeooo:rsid="00541e60"/>
    </style:style>
    <style:style style:name="T49" style:family="text">
      <style:text-properties fo:color="#000000" style:text-position="super 58%" style:font-name="Bitstream Vera Sans1" fo:font-size="10pt" officeooo:rsid="0058b921"/>
    </style:style>
    <style:style style:name="T50" style:family="text">
      <style:text-properties fo:color="#000000" style:text-position="super 58%" style:font-name="Bitstream Vera Sans1" fo:font-size="10pt" officeooo:rsid="00592880"/>
    </style:style>
    <style:style style:name="T51" style:family="text">
      <style:text-properties fo:color="#000000" style:text-position="super 58%" officeooo:rsid="00390f42"/>
    </style:style>
    <style:style style:name="T52" style:family="text">
      <style:text-properties fo:color="#000000" style:text-position="super 58%" officeooo:rsid="0074b513"/>
    </style:style>
    <style:style style:name="T53" style:family="text">
      <style:text-properties fo:color="#000000" style:text-position="super 58%" officeooo:rsid="007aa977"/>
    </style:style>
    <style:style style:name="T54" style:family="text">
      <style:text-properties fo:color="#000000" style:text-position="super 58%" style:font-name="Bitstream Vera Sans2" fo:font-size="10pt" fo:font-style="normal" style:text-underline-style="none" fo:font-weight="normal" officeooo:rsid="007aa977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5" style:family="text">
      <style:text-properties fo:color="#000000" style:text-position="super 58%" style:font-name="Bitstream Vera Sans2" fo:font-size="10pt" fo:font-style="normal" style:text-underline-style="none" fo:font-weight="normal" officeooo:rsid="0086c4c7" fo:background-color="transparent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6" style:family="text">
      <style:text-properties fo:color="#000000" style:font-name="OpenSymbol2"/>
    </style:style>
    <style:style style:name="T57" style:family="text">
      <style:text-properties fo:color="#000000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58" style:family="text">
      <style:text-properties fo:color="#000000" style:font-name="OpenSymbol2" fo:font-size="10pt" fo:letter-spacing="-0.007cm" fo:font-style="normal" style:font-name-asian="OpenSymbol2" style:font-size-asian="10pt" style:font-style-asian="normal" style:font-name-complex="OpenSymbol2" style:font-size-complex="10pt" style:font-style-complex="normal"/>
    </style:style>
    <style:style style:name="T59" style:family="text">
      <style:text-properties fo:color="#000000" officeooo:rsid="003602d2"/>
    </style:style>
    <style:style style:name="T60" style:family="text">
      <style:text-properties fo:color="#000000" officeooo:rsid="00390f42"/>
    </style:style>
    <style:style style:name="T61" style:family="text">
      <style:text-properties fo:color="#000000" style:font-name="OpenSymbol3"/>
    </style:style>
    <style:style style:name="T62" style:family="text">
      <style:text-properties fo:color="#000000" style:font-name="OpenSymbol3" fo:font-size="10pt" officeooo:rsid="0058b921"/>
    </style:style>
    <style:style style:name="T63" style:family="text">
      <style:text-properties fo:color="#000000" style:font-name="Bitstream Vera Sans"/>
    </style:style>
    <style:style style:name="T64" style:family="text">
      <style:text-properties fo:color="#000000" style:font-name="Bitstream Vera Sans" fo:font-size="10pt" style:font-size-asian="10pt" style:font-size-complex="10pt"/>
    </style:style>
    <style:style style:name="T65" style:family="text">
      <style:text-properties fo:color="#000000" style:font-name="Bitstream Vera Sans" fo:font-size="10pt" officeooo:rsid="0042ce0b" style:font-size-asian="10pt" style:font-size-complex="10pt"/>
    </style:style>
    <style:style style:name="T66" style:family="text">
      <style:text-properties fo:color="#000000" style:font-name="Bitstream Vera Sans" fo:font-size="10pt" officeooo:rsid="0060257b" style:font-size-asian="10pt" style:font-size-complex="10pt"/>
    </style:style>
    <style:style style:name="T67" style:family="text">
      <style:text-properties fo:color="#000000" style:font-name="Bitstream Vera Sans" fo:font-size="10pt" fo:font-style="normal" style:font-size-asian="10pt" style:font-style-asian="normal" style:font-size-complex="10pt" style:font-style-complex="normal"/>
    </style:style>
    <style:style style:name="T68" style:family="text">
      <style:text-properties fo:color="#000000" style:font-name="Bitstream Vera Sans" officeooo:rsid="0042ce0b" style:font-size-asian="10pt" style:font-style-asian="normal" style:font-size-complex="10pt" style:font-style-complex="normal"/>
    </style:style>
    <style:style style:name="T69" style:family="text">
      <style:text-properties fo:color="#000000" style:font-size-asian="10pt" style:font-size-complex="10pt"/>
    </style:style>
    <style:style style:name="T70" style:family="text">
      <style:text-properties fo:color="#000000" officeooo:rsid="006339bd" style:font-size-asian="10pt" style:font-size-complex="10pt"/>
    </style:style>
    <style:style style:name="T71" style:family="text">
      <style:text-properties fo:color="#000000" officeooo:rsid="0042ce0b" style:font-size-asian="10pt" style:font-style-asian="normal" style:font-size-complex="10pt" style:font-style-complex="normal"/>
    </style:style>
    <style:style style:name="T72" style:family="text">
      <style:text-properties fo:color="#000000" style:font-name="Bitstream Vera Sans2" style:font-size-asian="10pt" style:font-size-complex="10pt"/>
    </style:style>
    <style:style style:name="T73" style:family="text">
      <style:text-properties fo:color="#000000" style:font-name="Bitstream Vera Sans2" officeooo:rsid="003b5a9e" style:font-size-asian="10pt" style:font-size-complex="10pt"/>
    </style:style>
    <style:style style:name="T74" style:family="text">
      <style:text-properties fo:color="#000000" officeooo:rsid="005b2d03"/>
    </style:style>
    <style:style style:name="T75" style:family="text">
      <style:text-properties fo:color="#000000" officeooo:rsid="00338f1f"/>
    </style:style>
    <style:style style:name="T76" style:family="text">
      <style:text-properties fo:color="#000000" officeooo:rsid="00578518"/>
    </style:style>
    <style:style style:name="T77" style:family="text">
      <style:text-properties fo:color="#000000" officeooo:rsid="0058b921"/>
    </style:style>
    <style:style style:name="T78" style:family="text">
      <style:text-properties fo:color="#000000" style:font-name="Bitstream Vera Sans1" fo:font-size="10pt" officeooo:rsid="0058b921"/>
    </style:style>
    <style:style style:name="T79" style:family="text">
      <style:text-properties fo:color="#000000" fo:letter-spacing="-0.014cm" officeooo:rsid="007203ce"/>
    </style:style>
    <style:style style:name="T80" style:family="text">
      <style:text-properties fo:color="#000000" officeooo:rsid="005612c9"/>
    </style:style>
    <style:style style:name="T81" style:family="text">
      <style:text-properties style:font-name="Bitstream Vera Sans"/>
    </style:style>
    <style:style style:name="T82" style:family="text">
      <style:text-properties style:font-name="Bitstream Vera Sans" style:font-size-asian="10pt" style:font-size-complex="10pt"/>
    </style:style>
    <style:style style:name="T83" style:family="text">
      <style:text-properties style:font-name="Bitstream Vera Sans" fo:letter-spacing="-0.007cm" style:font-size-asian="10pt" style:font-size-complex="10pt"/>
    </style:style>
    <style:style style:name="T84" style:family="text">
      <style:text-properties style:font-name="Bitstream Vera Sans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85" style:family="text">
      <style:text-properties style:font-name="Bitstream Vera Sans" officeooo:rsid="00338f1f"/>
    </style:style>
    <style:style style:name="T86" style:family="text">
      <style:text-properties style:text-position="0% 100%"/>
    </style:style>
    <style:style style:name="T87" style:family="text">
      <style:text-properties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88" style:family="text">
      <style:text-properties style:text-position="0% 100%" style:font-name="Bitstream Vera Sans" fo:font-size="10pt" fo:font-style="italic" style:font-size-asian="10pt" style:font-style-asian="italic" style:font-size-complex="10pt" style:font-style-complex="italic"/>
    </style:style>
    <style:style style:name="T89" style:family="text">
      <style:text-properties style:text-position="0% 100%" style:font-name="Bitstream Vera Sans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90" style:family="text">
      <style:text-properties style:text-position="0% 100%" style:font-name="Bitstream Vera Sans" fo:font-size="10pt" fo:letter-spacing="-0.018cm" fo:font-style="normal" style:font-size-asian="10pt" style:font-style-asian="normal" style:font-size-complex="10pt" style:font-style-complex="normal"/>
    </style:style>
    <style:style style:name="T91" style:family="text">
      <style:text-properties style:text-position="0% 100%" style:font-name="Bitstream Vera Sans" fo:font-size="10pt" fo:letter-spacing="normal" fo:font-style="normal" style:font-size-asian="10pt" style:font-style-asian="normal" style:font-size-complex="10pt" style:font-style-complex="normal"/>
    </style:style>
    <style:style style:name="T92" style:family="text">
      <style:text-properties style:text-position="0% 100%" style:font-size-asian="10pt" style:font-style-asian="normal" style:font-size-complex="10pt" style:font-style-complex="normal"/>
    </style:style>
    <style:style style:name="T93" style:family="text">
      <style:text-properties style:text-position="0% 100%" officeooo:rsid="0042ce0b" style:font-size-asian="10pt" style:font-style-asian="normal" style:font-size-complex="10pt" style:font-style-complex="normal"/>
    </style:style>
    <style:style style:name="T94" style:family="text">
      <style:text-properties style:text-position="0% 100%" style:font-name="Bitstream Vera Sans2" fo:font-size="10pt" style:font-size-asian="10pt" style:font-size-complex="10pt"/>
    </style:style>
    <style:style style:name="T95" style:family="text">
      <style:text-properties style:text-position="0% 100%" style:font-name="Bitstream Vera Sans2" fo:font-size="10pt" fo:letter-spacing="-0.018cm" style:font-size-asian="10pt" style:font-size-complex="10pt"/>
    </style:style>
    <style:style style:name="T96" style:family="text">
      <style:text-properties style:text-position="0% 100%" officeooo:rsid="0039bca5"/>
    </style:style>
    <style:style style:name="T97" style:family="text">
      <style:text-properties style:text-position="0% 100%" style:font-name="Bitstream Vera Sans1" fo:font-size="10pt" officeooo:rsid="005aec8c"/>
    </style:style>
    <style:style style:name="T98" style:family="text">
      <style:text-properties style:text-position="0% 100%" officeooo:rsid="005612c9"/>
    </style:style>
    <style:style style:name="T99" style:family="text">
      <style:text-properties style:text-position="super 58%"/>
    </style:style>
    <style:style style:name="T100" style:family="text">
      <style:text-properties style:text-position="super 58%" style:font-name="Bitstream Vera Sans" style:font-size-asian="10pt" style:font-size-complex="10pt"/>
    </style:style>
    <style:style style:name="T101" style:family="text">
      <style:text-properties style:text-position="super 58%" style:font-name="Bitstream Vera Sans" fo:letter-spacing="-0.007cm" style:font-size-asian="10pt" style:font-size-complex="10pt"/>
    </style:style>
    <style:style style:name="T102" style:family="text">
      <style:text-properties style:text-position="super 58%" style:font-name="Bitstream Vera Sans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103" style:family="text">
      <style:text-properties style:text-position="super 58%" style:font-name="OpenSymbol2" style:font-name-asian="OpenSymbol2" style:font-size-asian="10pt" style:font-name-complex="OpenSymbol2" style:font-size-complex="10pt"/>
    </style:style>
    <style:style style:name="T104" style:family="text">
      <style:text-properties style:text-position="super 58%" style:font-name="OpenSymbol2" fo:letter-spacing="-0.007cm" style:font-name-asian="OpenSymbol2" style:font-size-asian="10pt" style:font-name-complex="OpenSymbol2" style:font-size-complex="10pt"/>
    </style:style>
    <style:style style:name="T105" style:family="text">
      <style:text-properties style:text-position="super 58%" officeooo:rsid="00579107"/>
    </style:style>
    <style:style style:name="T106" style:family="text">
      <style:text-properties style:use-window-font-color="true" style:text-position="super 58%" style:font-name="Bitstream Vera Sans" fo:font-size="10pt" fo:language="zxx" fo:country="none" fo:font-style="normal" fo:text-shadow="none" style:text-underline-style="none" fo:font-weight="normal" officeooo:rsid="0018db0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7" style:family="text">
      <style:text-properties style:use-window-font-color="true" style:text-position="0% 100%" style:font-name="Bitstream Vera Sans" fo:font-size="10pt" fo:language="zxx" fo:country="none" fo:font-style="normal" fo:text-shadow="none" style:text-underline-style="none" fo:font-weight="normal" officeooo:rsid="0018db0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8" style:family="text">
      <style:text-properties style:use-window-font-color="true" style:text-position="0% 100%" style:font-name="Bitstream Vera Sans" fo:font-size="10pt" fo:language="zxx" fo:country="none" fo:font-style="normal" fo:text-shadow="none" style:text-underline-style="none" fo:font-weight="bold" officeooo:rsid="0018db0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09" style:family="text">
      <style:text-properties style:use-window-font-color="true" style:text-position="0% 100%" fo:language="zxx" fo:country="none" fo:text-shadow="none" style:text-underline-style="none" fo:font-weight="normal" officeooo:rsid="0018db04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10" style:family="text">
      <style:text-properties fo:text-transform="uppercase" style:use-window-font-color="true" style:text-position="0% 100%" fo:letter-spacing="-0.004cm" fo:language="zxx" fo:country="none" fo:text-shadow="none" style:text-underline-style="none" fo:font-weight="normal" officeooo:rsid="001dd924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11" style:family="text">
      <style:text-properties fo:text-transform="uppercase" style:use-window-font-color="true" style:text-position="0% 100%" style:font-name="Bitstream Vera Sans6" fo:font-size="10pt" fo:letter-spacing="-0.004cm" fo:language="zxx" fo:country="none" fo:font-style="normal" fo:text-shadow="none" style:text-underline-style="none" fo:font-weight="normal" officeooo:rsid="001dd92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2" style:family="text">
      <style:text-properties fo:text-transform="uppercase" style:use-window-font-color="true" style:text-position="0% 100%" style:font-name="Bitstream Vera Sans6" fo:font-size="10pt" fo:letter-spacing="-0.004cm" fo:language="zxx" fo:country="none" fo:font-style="normal" fo:text-shadow="none" style:text-underline-style="none" fo:font-weight="bold" officeooo:rsid="001dd92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13" style:family="text">
      <style:text-properties fo:text-transform="uppercase" style:use-window-font-color="true" style:text-position="super 58%" style:font-name="Bitstream Vera Sans6" fo:font-size="10pt" fo:letter-spacing="-0.004cm" fo:language="zxx" fo:country="none" fo:font-style="normal" fo:text-shadow="none" style:text-underline-style="none" fo:font-weight="bold" officeooo:rsid="001dd92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14" style:family="text">
      <style:text-properties officeooo:rsid="0030bf51"/>
    </style:style>
    <style:style style:name="T115" style:family="text">
      <style:text-properties officeooo:rsid="00338f1f"/>
    </style:style>
    <style:style style:name="T116" style:family="text">
      <style:text-properties fo:color="#333300" style:text-position="0% 100%" officeooo:rsid="0039bca5"/>
    </style:style>
    <style:style style:name="T117" style:family="text">
      <style:text-properties fo:color="#333300" style:text-position="0% 100%" officeooo:rsid="008202d0"/>
    </style:style>
    <style:style style:name="T118" style:family="text">
      <style:text-properties style:font-size-asian="10pt" style:font-style-asian="normal" style:font-size-complex="10pt" style:font-style-complex="normal"/>
    </style:style>
    <style:style style:name="T119" style:family="text">
      <style:text-properties officeooo:rsid="0042ce0b" style:font-size-asian="10pt" style:font-style-asian="normal" style:font-size-complex="10pt" style:font-style-complex="normal"/>
    </style:style>
    <style:style style:name="T120" style:family="text">
      <style:text-properties style:font-size-asian="10pt" style:font-size-complex="10pt"/>
    </style:style>
    <style:style style:name="T121" style:family="text">
      <style:text-properties officeooo:rsid="0042ce0b" style:font-size-asian="10pt" style:font-size-complex="10pt"/>
    </style:style>
    <style:style style:name="T122" style:family="text">
      <style:text-properties officeooo:rsid="0060257b" style:font-size-asian="10pt" style:font-size-complex="10pt"/>
    </style:style>
    <style:style style:name="T123" style:family="text">
      <style:text-properties officeooo:rsid="0052bf02"/>
    </style:style>
    <style:style style:name="T124" style:family="text">
      <style:text-properties officeooo:rsid="006339bd"/>
    </style:style>
    <style:style style:name="T125" style:family="text">
      <style:text-properties fo:color="#b2b2b2" style:text-position="0% 100%" officeooo:rsid="0042ce0b" style:font-size-asian="10pt" style:font-style-asian="normal" style:font-size-complex="10pt" style:font-style-complex="normal"/>
    </style:style>
    <style:style style:name="T126" style:family="text">
      <style:text-properties style:font-size-complex="10pt"/>
    </style:style>
    <style:style style:name="T127" style:family="text">
      <style:text-properties officeooo:rsid="005b2d03"/>
    </style:style>
    <style:style style:name="T128" style:family="text">
      <style:text-properties officeooo:rsid="00578518"/>
    </style:style>
    <style:style style:name="T129" style:family="text">
      <style:text-properties fo:letter-spacing="normal"/>
    </style:style>
    <style:style style:name="T130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31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baseline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2594*" fo:start-indent="0cm" fo:end-indent="0.15cm"/>
          <style:column style:rel-width="2594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0" text:outline-level="1"><draw:g text:anchor-type="paragraph" draw:z-index="31" draw:name="Forme5" draw:style-name="gr1"><draw:custom-shape draw:style-name="gr2" draw:text-style-name="P102" svg:width="3.964cm" svg:height="0.641cm" draw:transform="skewX (0.00279252680319092) rotate (0.0872664625997165) translate (-0.370416666666667cm -0.0934861111111111cm)"><text:p text:style-name="P101"><text:span text:style-name="T13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2"><draw:text-box fo:min-height="2.743cm"><text:section text:style-name="Sect1" text:name="Section1"><text:p text:style-name="P37"/><text:list xml:id="list39766549" text:style-name="liste_5f_abc"><text:list-item><text:list><text:list-item><text:p text:style-name="P74"><text:span text:style-name="T84">Donne l’écriture décimale de </text:span><text:span text:style-name="T89">10</text:span><text:span text:style-name="T102">–3</text:span><text:span text:style-name="T89">.</text:span></text:p></text:list-item><text:list-item><text:p text:style-name="P75"><text:span text:style-name="T11">Écris sous la forme </text:span><text:span text:style-name="T12">d’</text:span><text:span text:style-name="T11">une puissance :</text:span><text:span text:style-name="T11"><draw:frame draw:style-name="fr6" draw:name="Objet6" text:anchor-type="as-char" svg:width="0.526cm" svg:height="0.96cm" draw:z-index="33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">.</text:span></text:p></text:list-item></text:list></text:list-item></text:list><text:p text:style-name="P39"><text:span text:style-name="Bold_5f_niv3"><text:span text:style-name="T126">Correction</text:span></text:span></text:p><text:list xml:id="list153516322361198" text:continue-list="list39766549" text:style-name="liste_5f_abc"><text:list-item><text:list><text:list-item text:start-value="1"><text:p text:style-name="P76"><text:span text:style-name="T107">10</text:span><text:span text:style-name="T106">–3</text:span><text:span text:style-name="T107"> </text:span><text:span text:style-name="_5f_signe"><text:span text:style-name="T109"></text:span></text:span><text:span text:style-name="_5f_signe"><text:span text:style-name="T107"><draw:frame draw:style-name="fr6" draw:name="Objet2" text:anchor-type="as-char" svg:width="0.85cm" svg:height="0.915cm" draw:z-index="3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signe"><text:span text:style-name="T109"></text:span></text:span><text:span text:style-name="_5f_signe"><text:span text:style-name="T107"><draw:frame draw:style-name="fr6" draw:name="Objet5" text:anchor-type="as-char" svg:width="1.268cm" svg:height="0.87cm" draw:z-index="35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signe"><text:span text:style-name="T109"></text:span></text:span><text:span text:style-name="T107"> </text:span><text:span text:style-name="T108">0,001</text:span></text:p></text:list-item><text:list-item><text:p text:style-name="P73"><text:span text:style-name="Police_20_par_20_défaut"><text:span text:style-name="T111"><draw:frame draw:style-name="fr6" draw:name="Objet7" text:anchor-type="as-char" svg:width="0.526cm" svg:height="0.96cm" draw:z-index="3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signe"><text:span text:style-name="T110"></text:span></text:span><text:span text:style-name="Police_20_par_20_défaut"><text:span text:style-name="T111"><draw:frame draw:style-name="fr6" draw:name="Objet8" text:anchor-type="as-char" svg:width="3.11cm" svg:height="0.87cm" draw:z-index="37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signe"><text:span text:style-name="T110"></text:span></text:span><text:span text:style-name="Police_20_par_20_défaut"><text:span text:style-name="T111"><draw:frame draw:style-name="fr6" draw:name="Objet13" text:anchor-type="as-char" svg:width="0.626cm" svg:height="0.915cm" draw:z-index="3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signe"><text:span text:style-name="T110"></text:span></text:span><text:span text:style-name="Police_20_par_20_défaut"><text:span text:style-name="T111"> </text:span></text:span><text:span text:style-name="Police_20_par_20_défaut"><text:span text:style-name="T112">2</text:span></text:span><text:span text:style-name="Police_20_par_20_défaut"><text:span text:style-name="T113">–2</text:span></text:span></text:p></text:list-item></text:list></text:list-item></text:list></text:section></draw:text-box></draw:frame></text:h>
      <text:list xml:id="list3814811433" text:style-name="Num_5f_Exo">
        <text:list-item>
          <text:list>
            <text:list-item>
              <text:h text:style-name="P45" text:outline-level="1"> Exprime sous la forme d’une fraction.</text:h>
            </text:list-item>
          </text:list>
        </text:list-item>
      </text:list>
      <text:section text:style-name="Sect1" text:name="Section11">
        <text:list xml:id="list153517689045339" text:continue-list="list153516322361198" text:style-name="liste_5f_abc">
          <text:list-item>
            <text:list>
              <text:list-item>
                <text:p text:style-name="P58"><text:span text:style-name="_5f_pointillés_20_gris"><text:span text:style-name="T7">2</text:span></text:span><text:span text:style-name="_5f_pointillés_20_gris"><text:span text:style-name="T38">–3</text:span></text:span><text:span text:style-name="_5f_pointillés_20_gris"><text:span text:style-name="T7"> </text:span></text:span><text:span text:style-name="_5f_signe"><text:span text:style-name="T7"></text:span></text:span><text:span text:style-name="_5f_pointillés_20_gris"><text:span text:style-name="T7"> </text:span></text:span><text:span text:style-name="_5f_pointillés_20_gris"><text:span text:style-name="T7"><draw:frame draw:style-name="fr8" draw:name="Objet18" text:anchor-type="as-char" svg:y="-0.554cm" svg:width="1.288cm" svg:height="0.87cm" draw:z-index="39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signe"><text:span text:style-name="T7"></text:span></text:span><text:span text:style-name="_5f_pointillés_20_gris"> <text:tab/></text:span></text:p>
              </text:list-item>
              <text:list-item>
                <text:p text:style-name="P58"><text:span text:style-name="T7">(</text:span><text:span text:style-name="_5f_pointillés_20_gris"><text:span text:style-name="T16">−</text:span></text:span><text:span text:style-name="T7">5)</text:span><text:span text:style-name="T38">–3</text:span><text:span text:style-name="_5f_pointillés_20_gris"><text:span text:style-name="T7"> 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span text:style-name="T7"><draw:frame draw:style-name="fr8" draw:name="Objet22" text:anchor-type="as-char" svg:y="-0.554cm" svg:width="1.288cm" svg:height="0.87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tab/></text:span></text:p>
              </text:list-item>
              <text:list-item>
                <text:p text:style-name="P59"><text:span text:style-name="T8">3</text:span><text:span text:style-name="T38">–2</text:span><text:span text:style-name="T7"> </text:span><text:span text:style-name="T56"></text:span><text:span text:style-name="_5f_pointillés_20_gris"><text:span text:style-name="T7"> </text:span></text:span><text:span text:style-name="_5f_pointillés_20_gris"><text:span text:style-name="T7"><draw:frame draw:style-name="fr8" draw:name="Objet1" text:anchor-type="as-char" svg:y="-0.554cm" svg:width="1.288cm" svg:height="0.87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tab/></text:span></text:p>
              </text:list-item>
              <text:list-item>
                <text:p text:style-name="P59"><text:span text:style-name="T8">7</text:span><text:span text:style-name="T38">–1</text:span><text:span text:style-name="T7"> </text:span><text:span text:style-name="_5f_signe"><text:span text:style-name="T7"></text:span></text:span><text:span text:style-name="T7"> </text:span><text:span text:style-name="_5f_pointillés_20_gris"><text:span text:style-name="T7"><draw:frame draw:style-name="fr8" draw:name="Objet10" text:anchor-type="as-char" svg:y="-0.554cm" svg:width="1.288cm" svg:height="0.87cm" draw:z-index="4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tab/></text:span></text:p>
              </text:list-item>
              <text:list-item>
                <text:p text:style-name="P59"><text:span text:style-name="T8">10</text:span><text:span text:style-name="T38">–</text:span><text:span text:style-name="T48">5</text:span><text:span text:style-name="T7"> </text:span><text:span text:style-name="_5f_signe"><text:span text:style-name="T7"></text:span></text:span><text:span text:style-name="T7"> </text:span><text:span text:style-name="_5f_pointillés_20_gris"><text:span text:style-name="T7"><draw:frame draw:style-name="fr8" draw:name="Objet15" text:anchor-type="as-char" svg:y="-0.554cm" svg:width="1.288cm" svg:height="0.87cm" draw:z-index="4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tab/></text:span></text:p>
              </text:list-item>
              <text:list-item>
                <text:p text:style-name="P59"><text:span text:style-name="_5f_pointillés_20_gris"><text:span text:style-name="_5f_pointillés_20_gris"><text:span text:style-name="T47"><draw:frame draw:style-name="fr6" draw:name="Objet33" text:anchor-type="as-char" svg:width="1.053cm" svg:height="0.96cm" draw:z-index="44"><draw:object xlink:href="./Object 45" xlink:type="simple" xlink:show="embed" xlink:actuate="onLoad"/><draw:image xlink:href="./ObjectReplacements/Object 45" xlink:type="simple" xlink:show="embed" xlink:actuate="onLoad"/></draw:frame></text:span></text:span></text:span><text:span text:style-name="_5f_pointillés_20_gris"><text:span text:style-name="T7"> </text:span></text:span><text:span text:style-name="_5f_signe"><text:span text:style-name="T7"></text:span></text:span><text:span text:style-name="_5f_pointillés_20_gris"><text:span text:style-name="T7"> </text:span></text:span><text:span text:style-name="_5f_pointillés_20_gris"><text:span text:style-name="T7"><draw:frame draw:style-name="fr8" draw:name="Objet24" text:anchor-type="as-char" svg:y="-0.554cm" svg:width="1.288cm" svg:height="0.87cm" draw:z-index="4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tab/></text:span></text:p>
              </text:list-item>
            </text:list>
          </text:list-item>
        </text:list>
      </text:section>
      <text:list xml:id="list153516895012575" text:continue-list="list3814811433" text:style-name="Num_5f_Exo">
        <text:list-item>
          <text:list>
            <text:list-item>
              <text:h text:style-name="P46" text:outline-level="1"> À l’aide de ta calculatrice, écris chaque nombre sous la forme d’une puissance de 2 ou <text:span text:style-name="T123">de</text:span> 5 <text:span text:style-name="T115">avec un exposant négatif.</text:span></text:h>
            </text:list-item>
          </text:list>
        </text:list-item>
      </text:list>
      <text:section text:style-name="Sect2" text:name="Section12">
        <text:list xml:id="list153515890245214" text:continue-list="list153517689045339" text:style-name="liste_5f_abc">
          <text:list-item>
            <text:list>
              <text:list-item text:start-value="1">
                <text:p text:style-name="P57"><text:span text:style-name="T75">0,25</text:span><text:span text:style-name="T7"> </text:span><text:span text:style-name="T56"></text:span><text:span text:style-name="T7"> </text:span><text:span text:style-name="_5f_pointillés_20_gris">………………….</text:span></text:p>
              </text:list-item>
              <text:list-item>
                <text:p text:style-name="P60"><text:span text:style-name="_5f_BVS"><text:span text:style-name="T115">0,5</text:span></text:span><text:span text:style-name="_5f_BVS"><text:span text:style-name="T75"> </text:span></text:span><text:span text:style-name="_5f_signe"><text:span text:style-name="T7"></text:span></text:span><text:span text:style-name="T7"> </text:span><text:span text:style-name="_5f_pointillés_20_gris">…………………...</text:span></text:p>
              </text:list-item>
              <text:list-item>
                <text:p text:style-name="P60"><text:span text:style-name="T27">0,2</text:span><text:span text:style-name="T8"> </text:span><text:span text:style-name="_5f_signe"><text:span text:style-name="T8"></text:span></text:span><text:span text:style-name="T8"> </text:span><text:span text:style-name="_5f_pointillés_20_gris">…………………...</text:span></text:p>
              </text:list-item>
              <text:list-item>
                <text:p text:style-name="P60"><text:span text:style-name="_5f_pointillés_20_gris"><text:span text:style-name="T7">0,04</text:span></text:span><text:span text:style-name="_5f_pointillés_20_gris"><text:span text:style-name="T8"> </text:span></text:span><text:span text:style-name="_5f_signe"><text:span text:style-name="T8"></text:span></text:span><text:span text:style-name="_5f_pointillés_20_gris"><text:span text:style-name="T8"> </text:span></text:span><text:span text:style-name="_5f_pointillés_20_gris">………………….</text:span></text:p>
              </text:list-item>
              <text:list-item>
                <text:p text:style-name="P57"><text:span text:style-name="T8">0,0</text:span><text:span text:style-name="T27">08</text:span><text:span text:style-name="T8"> </text:span><text:span text:style-name="_5f_signe"><text:span text:style-name="T8"></text:span></text:span><text:span text:style-name="T8"> </text:span><text:span text:style-name="_5f_pointillés_20_gris">………………..</text:span></text:p>
              </text:list-item>
              <text:list-item>
                <text:p text:style-name="P57"><text:span text:style-name="T7">0,0</text:span><text:span text:style-name="T75">625</text:span><text:span text:style-name="T7"> </text:span><text:span text:style-name="_5f_signe"><text:span text:style-name="T7"></text:span></text:span><text:span text:style-name="T7"> </text:span><text:span text:style-name="_5f_pointillés_20_gris">……………...</text:span></text:p>
              </text:list-item>
            </text:list>
          </text:list-item>
        </text:list>
      </text:section>
      <text:list xml:id="list153516250396206" text:continue-list="list153516895012575" text:style-name="Num_5f_Exo">
        <text:list-item>
          <text:list>
            <text:list-item>
              <text:h text:style-name="P48" text:outline-level="1"> Coche pour donner le signe des nombres.</text:h>
            </text:list-item>
          </text:list>
        </text:list-item>
      </text:list>
      <text:section text:style-name="Sect3" text:name="Section8"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au7.1">
            <table:table-cell table:style-name="Tableau7.A1" office:value-type="string">
              <text:p text:style-name="P26"/>
            </table:table-cell>
            <table:table-cell table:style-name="Tableau7.B1" office:value-type="string">
              <text:p text:style-name="P29"><text:span text:style-name="T114">N</text:span>ombre</text:p>
            </table:table-cell>
            <table:table-cell table:style-name="Tableau7.B1" office:value-type="string">
              <text:p text:style-name="P29"><text:span text:style-name="T114">P</text:span>ositif</text:p>
            </table:table-cell>
            <table:table-cell table:style-name="Tableau7.D1" office:value-type="string">
              <text:p text:style-name="P29"><text:span text:style-name="T114">N</text:span>égatif</text:p>
            </table:table-cell>
          </table:table-row>
          <table:table-row table:style-name="Tableau7.2">
            <table:table-cell table:style-name="Tableau7.A1" office:value-type="string">
              <text:list xml:id="list153517527461720" text:continue-list="list153515890245214" text:style-name="liste_5f_abc">
                <text:list-item>
                  <text:list>
                    <text:list-item text:start-value="1">
                      <text:p text:style-name="P77"/>
                    </text:list-item>
                  </text:list>
                </text:list-item>
              </text:list>
            </table:table-cell>
            <table:table-cell table:style-name="Tableau7.B2" office:value-type="string">
              <text:p text:style-name="P30"><text:span text:style-name="T82">(</text:span><text:span text:style-name="_5f_pointillés_20_gris"><text:span text:style-name="T57">−</text:span></text:span><text:span text:style-name="T82">3)</text:span><text:span text:style-name="T100">7</text:span></text:p>
            </table:table-cell>
            <table:table-cell table:style-name="Tableau7.C6" office:value-type="string">
              <text:p text:style-name="P27"/>
            </table:table-cell>
            <table:table-cell table:style-name="Tableau7.D2" office:value-type="string">
              <text:p text:style-name="P27"/>
            </table:table-cell>
          </table:table-row>
          <table:table-row table:style-name="Tableau7.2">
            <table:table-cell table:style-name="Tableau7.A1" office:value-type="string">
              <text:list xml:id="list153516931679590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0"><text:span text:style-name="T83">(</text:span><text:span text:style-name="_5f_pointillés_20_gris"><text:span text:style-name="T58">−</text:span></text:span><text:span text:style-name="T83">5,4)</text:span><text:span text:style-name="T101">4</text:span></text:p>
            </table:table-cell>
            <table:table-cell table:style-name="Tableau7.C6" office:value-type="string">
              <text:p text:style-name="P27"/>
            </table:table-cell>
            <table:table-cell table:style-name="Tableau7.D3" office:value-type="string"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53516200833158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7.B4" office:value-type="string">
              <text:p text:style-name="P32"><text:span text:style-name="_5f_pointillés_20_gris"><text:span text:style-name="T18">−</text:span></text:span><text:span text:style-name="T86">3</text:span>126</text:p>
            </table:table-cell>
            <table:table-cell table:style-name="Tableau7.C6" office:value-type="string">
              <text:p text:style-name="P27"/>
            </table:table-cell>
            <table:table-cell table:style-name="Tableau7.D4" office:value-type="string">
              <text:p text:style-name="P27"/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53515612876929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0" draw:name="Objet23" text:anchor-type="as-char" svg:width="1.58cm" svg:height="1.002cm" draw:z-index="46"><draw:object xlink:href="./Object 16" xlink:type="simple" xlink:show="embed" xlink:actuate="onLoad"/><draw:image xlink:href="./ObjectReplacements/Object 16" xlink:type="simple" xlink:show="embed" xlink:actuate="onLoad"/></draw:frame></text:p>
            </table:table-cell>
            <table:table-cell table:style-name="Tableau7.C5" office:value-type="string">
              <text:p text:style-name="P27"/>
            </table:table-cell>
            <table:table-cell table:style-name="Tableau7.D5" office:value-type="string"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53516503191524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0" draw:name="Objet9" text:anchor-type="as-char" svg:width="1.58cm" svg:height="1.002cm" draw:z-index="4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/table:table-cell>
            <table:table-cell table:style-name="Tableau7.C6" office:value-type="string">
              <text:p text:style-name="P27"/>
            </table:table-cell>
            <table:table-cell table:style-name="Tableau7.D6" office:value-type="string"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53517550949004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0" draw:name="Objet11" text:anchor-type="as-char" svg:width="1.348cm" svg:height="1.002cm" draw:z-index="49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/table:table-cell>
            <table:table-cell table:style-name="Tableau7.C7" office:value-type="string">
              <text:p text:style-name="P27"/>
            </table:table-cell>
            <table:table-cell table:style-name="Tableau7.D7" office:value-type="string">
              <text:p text:style-name="P27"/>
            </table:table-cell>
          </table:table-row>
        </table:table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25"/>
            </table:table-cell>
            <table:table-cell table:style-name="Tableau10.B1" office:value-type="string">
              <text:p text:style-name="P29"><text:span text:style-name="T114">N</text:span>ombre</text:p>
            </table:table-cell>
            <table:table-cell table:style-name="Tableau10.B1" office:value-type="string">
              <text:p text:style-name="P29"><text:span text:style-name="T114">P</text:span>ositif</text:p>
            </table:table-cell>
            <table:table-cell table:style-name="Tableau10.D1" office:value-type="string">
              <text:p text:style-name="P29"><text:span text:style-name="T114">N</text:span>égatif</text:p>
            </table:table-cell>
          </table:table-row>
          <table:table-row table:style-name="Tableau10.2">
            <table:table-cell table:style-name="Tableau10.A1" office:value-type="string">
              <text:list xml:id="list153517460021446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5" office:value-type="string">
              <text:list xml:id="list153517391895446" text:continue-numbering="true" text:style-name="liste_5f_abc">
                <text:list-header>
                  <text:p text:style-name="P77"><draw:frame draw:style-name="fr9" draw:name="Objet12" text:anchor-type="as-char" svg:width="1.21cm" svg:height="1.005cm" draw:z-index="5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  </text:list-header>
              </text:list>
            </table:table-cell>
            <table:table-cell table:style-name="Tableau10.C3" office:value-type="string">
              <text:p text:style-name="P33"/>
            </table:table-cell>
            <table:table-cell table:style-name="Tableau10.D3" office:value-type="string">
              <text:p text:style-name="P27"/>
            </table:table-cell>
          </table:table-row>
          <table:table-row table:style-name="Tableau10.3">
            <table:table-cell table:style-name="Tableau10.A1" office:value-type="string">
              <text:list xml:id="list153515985071916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0"><text:span text:style-name="T82">(</text:span><text:span text:style-name="_5f_pointillés_20_gris"><text:span text:style-name="T57">−</text:span></text:span><text:span text:style-name="T82">3)</text:span><text:span text:style-name="T100">–78</text:span></text:p>
            </table:table-cell>
            <table:table-cell table:style-name="Tableau10.C3" office:value-type="string">
              <text:p text:style-name="P27"/>
            </table:table-cell>
            <table:table-cell table:style-name="Tableau10.D3" office:value-type="string">
              <text:p text:style-name="P27"/>
            </table:table-cell>
          </table:table-row>
          <table:table-row table:style-name="Tableau10.3">
            <table:table-cell table:style-name="Tableau10.A1" office:value-type="string">
              <text:list xml:id="list153516262178557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0"><text:span text:style-name="T82">(</text:span><text:span text:style-name="_5f_pointillés_20_gris"><text:span text:style-name="T57">−</text:span></text:span><text:span text:style-name="T82">1)</text:span><text:span text:style-name="T103">−</text:span><text:span text:style-name="T100">1</text:span></text:p>
            </table:table-cell>
            <table:table-cell table:style-name="Tableau10.C4" office:value-type="string">
              <text:p text:style-name="P27"/>
            </table:table-cell>
            <table:table-cell table:style-name="Tableau10.D4" office:value-type="string">
              <text:p text:style-name="P27"/>
            </table:table-cell>
          </table:table-row>
          <table:table-row table:style-name="Tableau10.5">
            <table:table-cell table:style-name="Tableau10.A1" office:value-type="string">
              <text:list xml:id="list153515646834723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0"><text:span text:style-name="T83">5,4</text:span><text:span text:style-name="T104">−</text:span><text:span text:style-name="T101">4</text:span></text:p>
            </table:table-cell>
            <table:table-cell table:style-name="Tableau10.C5" office:value-type="string">
              <text:p text:style-name="P27"/>
            </table:table-cell>
            <table:table-cell table:style-name="Tableau10.D5" office:value-type="string">
              <text:p text:style-name="P27"/>
            </table:table-cell>
          </table:table-row>
          <table:table-row table:style-name="Tableau10.5">
            <table:table-cell table:style-name="Tableau10.A1" office:value-type="string">
              <text:list xml:id="list153517530160187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6" office:value-type="string">
              <text:p text:style-name="P28"><draw:frame draw:style-name="fr10" draw:name="Objet21" text:anchor-type="as-char" svg:width="1.593cm" svg:height="1.002cm" draw:z-index="51"><draw:object xlink:href="./Object 18" xlink:type="simple" xlink:show="embed" xlink:actuate="onLoad"/><draw:image xlink:href="./ObjectReplacements/Object 18" xlink:type="simple" xlink:show="embed" xlink:actuate="onLoad"/></draw:frame></text:p>
            </table:table-cell>
            <table:table-cell table:style-name="Tableau10.C6" office:value-type="string">
              <text:p text:style-name="P27"/>
            </table:table-cell>
            <table:table-cell table:style-name="Tableau10.D6" office:value-type="string">
              <text:p text:style-name="P27"/>
            </table:table-cell>
          </table:table-row>
          <table:table-row table:style-name="Tableau10.7">
            <table:table-cell table:style-name="Tableau10.A1" office:value-type="string">
              <text:list xml:id="list153517523318597" text:continue-numbering="true" text:style-name="liste_5f_abc">
                <text:list-item>
                  <text:list>
                    <text:list-item>
                      <text:p text:style-name="P77"/>
                    </text:list-item>
                  </text:list>
                </text:list-item>
              </text:list>
            </table:table-cell>
            <table:table-cell table:style-name="Tableau10.B7" office:value-type="string">
              <text:p text:style-name="P28"><draw:frame draw:style-name="fr9" draw:name="Objet14" text:anchor-type="as-char" svg:width="1.281cm" svg:height="1.005cm" draw:z-index="5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</table:table-cell>
            <table:table-cell table:style-name="Tableau10.C7" office:value-type="string">
              <text:p text:style-name="P27"/>
            </table:table-cell>
            <table:table-cell table:style-name="Tableau10.D7" office:value-type="string">
              <text:p text:style-name="P27"/>
            </table:table-cell>
          </table:table-row>
        </table:table>
      </text:section>
      <text:list xml:id="list153517691928521" text:continue-list="list153516250396206" text:style-name="Num_5f_Exo">
        <text:list-item>
          <text:list>
            <text:list-item>
              <text:h text:style-name="P49" text:outline-level="1"> Complète.</text:h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38">Puissance</text:p>
            </table:table-cell>
            <table:table-cell table:style-name="Tableau3.A1" office:value-type="string">
              <text:p text:style-name="P38">Définition</text:p>
            </table:table-cell>
            <table:table-cell table:style-name="Tableau3.A1" office:value-type="string">
              <text:p text:style-name="P38">Écriture fractionnaire</text:p>
            </table:table-cell>
            <table:table-cell table:style-name="Tableau3.D1" office:value-type="string">
              <text:p text:style-name="P38">Écriture décimale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34">10<text:span text:style-name="T99">–</text:span><text:span text:style-name="T105">4</text:span></text:p>
          </table:table-cell>
          <table:table-cell table:style-name="Tableau3.A2" office:value-type="string">
            <text:p text:style-name="P35"><draw:frame draw:style-name="fr6" draw:name="Objet40" text:anchor-type="as-char" svg:width="0.843cm" svg:height="0.824cm" draw:z-index="53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3.A2" office:value-type="string">
            <text:p text:style-name="P35"><draw:frame draw:style-name="fr9" draw:name="Objet27" text:anchor-type="as-char" svg:width="1.67cm" svg:height="0.781cm" draw:z-index="54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3.D2" office:value-type="string">
            <text:p text:style-name="P36"/>
          </table:table-cell>
        </table:table-row>
        <table:table-row table:style-name="Tableau3.2">
          <table:table-cell table:style-name="Tableau3.A4" office:value-type="string">
            <text:p text:style-name="P34">10<text:span text:style-name="T99">–</text:span><text:span text:style-name="T105">2</text:span></text:p>
          </table:table-cell>
          <table:table-cell table:style-name="Tableau3.B3" office:value-type="string">
            <text:p text:style-name="P36"/>
          </table:table-cell>
          <table:table-cell table:style-name="Tableau3.C3" office:value-type="string">
            <text:p text:style-name="P36"/>
          </table:table-cell>
          <table:table-cell table:style-name="Tableau3.D3" office:value-type="string">
            <text:p text:style-name="P36"/>
          </table:table-cell>
        </table:table-row>
        <table:table-row table:style-name="Tableau3.2">
          <table:table-cell table:style-name="Tableau3.A4" office:value-type="string">
            <text:p text:style-name="P36"/>
          </table:table-cell>
          <table:table-cell table:style-name="Tableau3.B4" office:value-type="string">
            <text:p text:style-name="P35"><draw:frame draw:style-name="fr6" draw:name="Objet42" text:anchor-type="as-char" svg:width="0.783cm" svg:height="0.824cm" draw:z-index="56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3.C4" office:value-type="string">
            <text:p text:style-name="P36"/>
          </table:table-cell>
          <table:table-cell table:style-name="Tableau3.D4" office:value-type="string">
            <text:p text:style-name="P36"/>
          </table:table-cell>
        </table:table-row>
        <table:table-row table:style-name="Tableau3.2">
          <table:table-cell table:style-name="Tableau3.A5" office:value-type="string">
            <text:p text:style-name="P36"/>
          </table:table-cell>
          <table:table-cell table:style-name="Tableau3.B5" office:value-type="string">
            <text:p text:style-name="P36"/>
          </table:table-cell>
          <table:table-cell table:style-name="Tableau3.C5" office:value-type="string">
            <text:p text:style-name="P36"/>
          </table:table-cell>
          <table:table-cell table:style-name="Tableau3.D5" office:value-type="string">
            <text:p text:style-name="P35">0,000 000 1</text:p>
          </table:table-cell>
        </table:table-row>
        <table:table-row table:style-name="Tableau3.2">
          <table:table-cell table:style-name="Tableau3.A6" office:value-type="string">
            <text:p text:style-name="P41"/>
          </table:table-cell>
          <table:table-cell table:style-name="Tableau3.B6" office:value-type="string">
            <text:p text:style-name="P41"/>
          </table:table-cell>
          <table:table-cell table:style-name="Tableau3.C6" office:value-type="string">
            <text:p text:style-name="P42"><draw:frame draw:style-name="fr9" draw:name="Objet41" text:anchor-type="as-char" svg:width="1.856cm" svg:height="0.781cm" draw:z-index="6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3.D6" office:value-type="string">
            <text:p text:style-name="P41"/>
          </table:table-cell>
        </table:table-row>
      </table:table>
      <text:list xml:id="list153516945547027" text:continue-numbering="true" text:style-name="Num_5f_Exo">
        <text:list-item>
          <text:list>
            <text:list-item>
              <text:h text:style-name="P50" text:outline-level="1"><text:span text:style-name="T94"> </text:span><text:span text:style-name="T95">Écris chaque nombre </text:span><text:span text:style-name="T90">sous la forme d’une</text:span><text:span text:style-name="_5f_variable"><text:span text:style-name="T90"> puissance d’un nombre</text:span></text:span><text:span text:style-name="T90">.</text:span></text:h>
            </text:list-item>
          </text:list>
        </text:list-item>
      </text:list>
      <text:section text:style-name="Sect4" text:name="Section2">
        <text:list xml:id="list153517099279063" text:continue-list="list153517523318597" text:style-name="liste_5f_abc">
          <text:list-item>
            <text:list>
              <text:list-item text:start-value="1">
                <text:p text:style-name="P80"><text:span text:style-name="T87"><draw:frame draw:style-name="fr8" draw:name="Objet107" text:anchor-type="as-char" svg:y="-0.531cm" svg:width="0.813cm" svg:height="0.917cm" draw:z-index="6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signe"><text:span text:style-name="T92"></text:span></text:span><text:span text:style-name="T87"> </text:span><text:span text:style-name="_5f_pointillés_20_gris"><text:span text:style-name="T92">........</text:span></text:span></text:p>
              </text:list-item>
              <text:list-item>
                <text:p text:style-name="P80"><text:span text:style-name="T87"><draw:frame draw:style-name="fr8" draw:name="Objet44" text:anchor-type="as-char" svg:y="-0.531cm" svg:width="1.275cm" svg:height="0.915cm" draw:z-index="6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signe"><text:span text:style-name="T92"></text:span></text:span><text:span text:style-name="T87"> </text:span><text:span text:style-name="_5f_pointillés_20_gris"><text:span text:style-name="T92">........</text:span></text:span></text:p>
              </text:list-item>
              <text:list-item>
                <text:p text:style-name="P80"><text:span text:style-name="T86"><draw:frame draw:style-name="fr8" draw:name="Objet154" text:anchor-type="as-char" svg:y="-0.536cm" svg:width="0.676cm" svg:height="0.915cm" draw:z-index="6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signe"><text:span text:style-name="T86"></text:span></text:span><text:span text:style-name="T86"> </text:span><text:span text:style-name="_5f_pointillés_20_gris"><text:span text:style-name="T86">.....…</text:span></text:span></text:p>
              </text:list-item>
              <text:list-item>
                <text:p text:style-name="P80"><text:span text:style-name="_5f_pointillés_20_gris"><text:span text:style-name="T87"><draw:frame draw:style-name="fr8" draw:name="Objet3" text:anchor-type="as-char" svg:y="-0.531cm" svg:width="1.238cm" svg:height="0.915cm" draw:z-index="6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signe"><text:span text:style-name="T92"></text:span></text:span><text:span text:style-name="_5f_pointillés_20_gris"><text:span text:style-name="T87"> </text:span></text:span><text:span text:style-name="_5f_pointillés_20_gris"><text:span text:style-name="T92">.....</text:span></text:span></text:p>
              </text:list-item>
              <text:list-item>
                <text:p text:style-name="P80"><text:span text:style-name="_5f_pointillés_20_gris"><text:span text:style-name="T87"><draw:frame draw:style-name="fr8" draw:name="Objet4" text:anchor-type="as-char" svg:y="-0.531cm" svg:width="1.275cm" svg:height="0.915cm" draw:z-index="6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signe"><text:span text:style-name="T92"></text:span></text:span><text:span text:style-name="_5f_pointillés_20_gris"><text:span text:style-name="T87"> </text:span></text:span><text:span text:style-name="_5f_pointillés_20_gris"><text:span text:style-name="T92">.....…</text:span></text:span></text:p>
              </text:list-item>
              <text:list-item>
                <text:p text:style-name="P80"><text:span text:style-name="_5f_pointillés_20_gris"><text:span text:style-name="T87"><draw:frame draw:style-name="fr8" draw:name="Objet16" text:anchor-type="as-char" svg:y="-0.531cm" svg:width="0.914cm" svg:height="0.917cm" draw:z-index="68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signe"><text:span text:style-name="T92"></text:span></text:span><text:span text:style-name="_5f_pointillés_20_gris"><text:span text:style-name="T87"> </text:span></text:span><text:span text:style-name="_5f_pointillés_20_gris"><text:span text:style-name="T92">.....…</text:span></text:span></text:p>
              </text:list-item>
              <text:list-item>
                <text:p text:style-name="P80"><text:span text:style-name="_5f_pointillés_20_gris"><text:span text:style-name="T92"><draw:frame draw:style-name="fr8" draw:name="Objet17" text:anchor-type="as-char" svg:y="-0.533cm" svg:width="0.684cm" svg:height="0.96cm" draw:z-index="7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signe"><text:span text:style-name="T92"></text:span></text:span><text:span text:style-name="_5f_pointillés_20_gris"><text:span text:style-name="T92"> .....…</text:span></text:span></text:p>
              </text:list-item>
              <text:list-item>
                <text:p text:style-name="P80"><text:span text:style-name="_5f_pointillés_20_gris"><text:span text:style-name="T92"><draw:frame draw:style-name="fr8" draw:name="Objet156" text:anchor-type="as-char" svg:y="-0.533cm" svg:width="1.005cm" svg:height="0.96cm" draw:z-index="7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signe"><text:span text:style-name="T92"></text:span></text:span><text:span text:style-name="_5f_pointillés_20_gris"><text:span text:style-name="T92"> .....…</text:span></text:span></text:p>
              </text:list-item>
            </text:list>
          </text:list-item>
        </text:list>
      </text:section>
      <text:list xml:id="list153516204009949" text:continue-list="list153516945547027" text:style-name="Num_5f_Exo">
        <text:list-item>
          <text:list>
            <text:list-item>
              <text:h text:style-name="P51" text:outline-level="1"><text:span text:style-name="_5f_pointillés_20_gris"><text:span text:style-name="T28"> </text:span></text:span><text:span text:style-name="_5f_pointillés_20_gris"><text:span text:style-name="T59">Complète les égalités suivantes.</text:span></text:span></text:h>
            </text:list-item>
          </text:list>
        </text:list-item>
      </text:list>
      <text:section text:style-name="Sect4" text:name="Section4">
        <text:list xml:id="list153517006548840" text:continue-list="list153517099279063" text:style-name="liste_5f_abc">
          <text:list-item>
            <text:list>
              <text:list-item text:start-value="1">
                <text:p text:style-name="P92"><text:span text:style-name="_5f_pointillés_20_gris"><draw:frame draw:style-name="fr7" draw:name="Objet26" text:anchor-type="as-char" svg:y="-0.379cm" svg:width="2.499cm" svg:height="0.455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  </text:list-item>
              <text:list-item>
                <text:p text:style-name="P92"><text:span text:style-name="_5f_pointillés_20_gris"><draw:frame draw:style-name="fr8" draw:name="Objet28" text:anchor-type="as-char" svg:y="-0.379cm" svg:width="2.499cm" svg:height="0.455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</text:list-item>
              <text:list-item>
                <text:p text:style-name="P92"><text:span text:style-name="_5f_pointillés_20_gris"><text:span text:style-name="T86"><draw:frame draw:style-name="fr7" draw:name="Objet29" text:anchor-type="as-char" svg:y="-0.469cm" svg:width="2.147cm" svg:height="0.455cm" draw:z-index="17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    </text:list-item>
              <text:list-item>
                <text:p text:style-name="P92"><text:span text:style-name="_5f_pointillés_20_gris"><text:span text:style-name="T86"><draw:frame draw:style-name="fr8" draw:name="Objet38" text:anchor-type="as-char" svg:y="-0.601cm" svg:width="1.94cm" svg:height="0.96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      </text:list-item>
              <text:list-item>
                <text:p text:style-name="P92"><text:span text:style-name="_5f_pointillés_20_gris"><text:span text:style-name="T86"><draw:frame draw:style-name="fr8" draw:name="Objet39" text:anchor-type="as-char" svg:y="-0.379cm" svg:width="3.355cm" svg:height="0.455cm" draw:z-index="1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/text:p>
              </text:list-item>
              <text:list-item>
                <text:p text:style-name="P92"><text:span text:style-name="_5f_pointillés_20_gris"><text:span text:style-name="T86"><draw:frame draw:style-name="fr7" draw:name="Objet43" text:anchor-type="as-char" svg:y="-0.379cm" svg:width="2.154cm" svg:height="0.455cm" draw:z-index="20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</text:list-item>
              <text:list-item>
                <text:p text:style-name="P92"><text:span text:style-name="_5f_pointillés_20_gris"><text:span text:style-name="T86"><draw:frame draw:style-name="fr7" draw:name="Objet45" text:anchor-type="as-char" svg:y="-0.529cm" svg:width="3.602cm" svg:height="0.455cm" draw:z-index="21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        </text:list-item>
              <text:list-item>
                <text:p text:style-name="P92"><text:span text:style-name="_5f_pointillés_20_gris"><text:span text:style-name="T86"><draw:frame draw:style-name="fr5" draw:name="Objet46" text:anchor-type="as-char" svg:width="2.395cm" svg:height="0.96cm" draw:z-index="22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/text:p>
              </text:list-item>
            </text:list>
          </text:list-item>
        </text:list>
      </text:section>
      <text:list xml:id="list153516805543735" text:continue-list="list153516204009949" text:style-name="Num_5f_Exo">
        <text:list-item>
          <text:list>
            <text:list-item>
              <text:h text:style-name="P52" text:outline-level="1"><text:span text:style-name="T7"> </text:span><text:span text:style-name="T60">Précise si les affirmations suivantes sont vraies ou fausses. Justifie ta réponse.</text:span></text:h>
            </text:list-item>
          </text:list>
        </text:list-item>
      </text:list>
      <text:list xml:id="list153517189465839" text:continue-list="list153517006548840" text:style-name="liste_5f_abc">
        <text:list-item>
          <text:list>
            <text:list-item text:start-value="1">
              <text:p text:style-name="P81"><text:span text:style-name="_5f_pointillés_20_gris"><text:span text:style-name="T60">L’inverse de 2³ est </text:span></text:span><text:span text:style-name="_5f_pointillés_20_gris"><text:span text:style-name="T37">─</text:span></text:span><text:span text:style-name="_5f_pointillés_20_gris"><text:span text:style-name="T60">2³.</text:span></text:span></text:p>
            </text:list-item>
          </text:list>
          <text:p text:style-name="P57"><text:span text:style-name="_5f_pointillés_20_gris"><text:tab/></text:span></text:p>
          <text:list text:continue-numbering="true">
            <text:list-item>
              <text:p text:style-name="P84"><text:span text:style-name="_5f_signe"><text:span text:style-name="T115"><draw:frame draw:style-name="fr6" draw:name="Objet47" text:anchor-type="as-char" svg:width="1.203cm" svg:height="0.455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signe"><text:span text:style-name="T85"><text:s/></text:span></text:span><text:span text:style-name="_5f_signe"><text:span text:style-name="T115"><text:s/></text:span></text:span><text:span text:style-name="_5f_pointillés_20_gris"><text:span text:style-name="T116">est un nombre </text:span></text:span><text:span text:style-name="_5f_pointillés_20_gris"><text:span text:style-name="T117">positif.</text:span></text:span></text:p>
            </text:list-item>
          </text:list>
        </text:list-item>
      </text:list>
      <text:p text:style-name="FILET_5f_POINTILLES"><text:span text:style-name="_5f_pointillés_20_gris"><text:tab/></text:span></text:p>
      <text:list xml:id="list153515959417934" text:continue-numbering="true" text:style-name="liste_5f_abc">
        <text:list-item>
          <text:list>
            <text:list-item>
              <text:p text:style-name="P82"><text:span text:style-name="_5f_pointillés_20_gris"><text:span text:style-name="T32">8</text:span></text:span><text:span text:style-name="_5f_pointillés_20_gris"><text:span text:style-name="T53"> </text:span></text:span><text:span text:style-name="_5f_pointillés_20_gris"><text:span text:style-name="T51">–</text:span></text:span><text:span text:style-name="_5f_pointillés_20_gris"><text:span text:style-name="T53"> </text:span></text:span><text:span text:style-name="_5f_pointillés_20_gris"><text:span text:style-name="T60">³ </text:span></text:span><text:span text:style-name="_5f_pointillés_20_gris"><text:span text:style-name="T116">est un nombre négatif.</text:span></text:span></text:p>
            </text:list-item>
          </text:list>
          <text:p text:style-name="P57"><text:span text:style-name="_5f_pointillés_20_gris"><text:tab/></text:span></text:p>
          <text:list text:continue-numbering="true">
            <text:list-item>
              <text:p text:style-name="P83"><text:span text:style-name="_5f_pointillés_20_gris"><text:span text:style-name="T33">10</text:span></text:span><text:span text:style-name="_5f_pointillés_20_gris"><text:span text:style-name="T38">–</text:span></text:span><text:span text:style-name="_5f_pointillés_20_gris"><text:span text:style-name="T52">6</text:span></text:span><text:span text:style-name="_5f_pointillés_20_gris"><text:span text:style-name="T7"> </text:span></text:span><text:span text:style-name="_5f_pointillés_20_gris"><text:span text:style-name="T19">est le double de </text:span></text:span><text:span text:style-name="_5f_pointillés_20_gris"><text:span text:style-name="T32">1</text:span></text:span><text:span text:style-name="_5f_pointillés_20_gris"><text:span text:style-name="T33">0</text:span></text:span><text:span text:style-name="_5f_pointillés_20_gris"><text:span text:style-name="T51">–</text:span></text:span><text:span text:style-name="_5f_pointillés_20_gris"><text:span text:style-name="T60">³</text:span></text:span><text:span text:style-name="_5f_pointillés_20_gris"><text:span text:style-name="T19">.</text:span></text:span></text:p>
            </text:list-item>
          </text:list>
          <text:p text:style-name="P57"><text:span text:style-name="_5f_pointillés_20_gris"><text:tab/></text:span></text:p>
        </text:list-item>
      </text:list>
      <text:list xml:id="list153517658170837" text:continue-list="list153516805543735" text:style-name="Num_5f_Exo">
        <text:list-item>
          <text:list>
            <text:list-item>
              <text:h text:style-name="P47" text:outline-level="1"><text:soft-page-break/><text:span text:style-name="_5f_pointillés_20_gris"><text:span text:style-name="T96"> </text:span></text:span><text:span text:style-name="_5f_pointillés_20_gris"><text:span text:style-name="T79">Pour chaque affirmation, entoure la bonne réponse.</text:span></text:span></text:h>
            </text:list-item>
          </text:list>
        </text:list-item>
      </text:list>
      <text:list xml:id="list153515910392960" text:continue-list="list153515959417934" text:style-name="liste_5f_abc">
        <text:list-item>
          <text:list>
            <text:list-item text:start-value="1">
              <text:p text:style-name="P61"><text:s/>Le nombre décimal 0,246 s’écrit aussi :</text:p>
            </text:list-item>
          </text:list>
        </text:list-item>
      </text:list>
      <text:list xml:id="list153517718509901" text:continue-list="list153517658170837" text:style-name="Num_5f_Exo">
        <text:list-header>
          <text:h text:style-name="P53" text:outline-level="1"><text:span text:style-name="_5f_signe"><text:span text:style-name="T81"><draw:frame draw:style-name="fr6" draw:name="Objet20" text:anchor-type="as-char" svg:width="1.794cm" svg:height="0.455cm" draw:z-index="69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signe"><text:span text:style-name="T81"><text:s/>/</text:span></text:span><text:span text:style-name="T81"> </text:span><text:span text:style-name="_5f_signe"><text:span text:style-name="T81"><draw:frame draw:style-name="fr6" draw:name="Objet32" text:anchor-type="as-char" svg:width="2.24cm" svg:height="0.455cm" draw:z-index="7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signe"><text:span text:style-name="T81"><text:s/>/ </text:span></text:span><text:span text:style-name="_5f_signe"><text:span text:style-name="T81"><draw:frame draw:style-name="fr6" draw:name="Objet49" text:anchor-type="as-char" svg:width="1.953cm" svg:height="0.455cm" draw:z-index="73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signe"><text:span text:style-name="T81"><text:s/>/ </text:span></text:span><text:span text:style-name="_5f_signe"><text:span text:style-name="T81"><draw:frame draw:style-name="fr6" draw:name="Objet19" text:anchor-type="as-char" svg:width="1.794cm" svg:height="0.455cm" draw:z-index="55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h>
        </text:list-header>
      </text:list>
      <text:list xml:id="list153517215608551" text:continue-list="list153515910392960" text:style-name="liste_5f_abc">
        <text:list-item>
          <text:list>
            <text:list-item>
              <text:p text:style-name="P64"><text:span text:style-name="T128"><text:s/></text:span><text:span text:style-name="T76">Le nombre </text:span><text:span text:style-name="_5f_signe"><text:span text:style-name="T80"><draw:frame draw:style-name="fr6" draw:name="Objet59" text:anchor-type="as-char" svg:width="1.365cm" svg:height="0.96cm" draw:z-index="74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T76"><text:s/>est égal à :</text:span></text:p>
            </text:list-item>
          </text:list>
        </text:list-item>
      </text:list>
      <text:p text:style-name="P40"><text:span text:style-name="_5f_signe"><text:span text:style-name="T80"><draw:frame draw:style-name="fr6" draw:name="Objet61" text:anchor-type="as-char" svg:width="0.589cm" svg:height="0.455cm" draw:z-index="75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 text:c="4"/>/ <text:s text:c="3"/><text:span text:style-name="_5f_signe"><text:span text:style-name="T80"><draw:frame draw:style-name="fr6" draw:name="Objet62" text:anchor-type="as-char" svg:width="0.69cm" svg:height="0.455cm" draw:z-index="76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 text:c="4"/>/ <text:s text:c="3"/><text:span text:style-name="_5f_signe"><text:span text:style-name="T80"><draw:frame draw:style-name="fr6" draw:name="Objet64" text:anchor-type="as-char" svg:width="0.714cm" svg:height="0.455cm" draw:z-index="77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 text:c="4"/>/ <text:s text:c="3"/><text:span text:style-name="_5f_signe"><text:span text:style-name="T80"><draw:frame draw:style-name="fr6" draw:name="Objet63" text:anchor-type="as-char" svg:width="0.556cm" svg:height="0.455cm" draw:z-index="7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/text:p>
      <text:list xml:id="list153517590197847" text:continue-numbering="true" text:style-name="liste_5f_abc">
        <text:list-item>
          <text:list>
            <text:list-item>
              <text:p text:style-name="P67"><text:span text:style-name="T77">L’écriture scientifique de </text:span><text:span text:style-name="T77"><draw:frame draw:style-name="fr5" draw:name="Objet70" text:anchor-type="as-char" svg:width="3.353cm" svg:height="0.96cm" draw:z-index="47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77"><text:s/>est :</text:span></text:p>
              <text:p text:style-name="P68"><text:span text:style-name="T78">1,4 </text:span><text:span text:style-name="T62">×</text:span><text:span text:style-name="T78"> 10</text:span><text:span text:style-name="T45">−</text:span><text:span text:style-name="T49">2</text:span><text:span text:style-name="T30"> <text:s text:c="2"/>/ <text:s text:c="2"/>1,4 </text:span><text:span text:style-name="T26">×</text:span><text:span text:style-name="T30"> 10</text:span><text:span text:style-name="T46">−</text:span><text:span text:style-name="T50">1</text:span><text:span text:style-name="T30"> <text:s text:c="2"/>/ <text:s text:c="2"/>1,4 </text:span><text:span text:style-name="T26">×</text:span><text:span text:style-name="T30"> 10</text:span><text:span text:style-name="T50">2</text:span><text:span text:style-name="T30"> <text:s text:c="2"/>/ <text:s text:c="2"/>1,4 </text:span><text:span text:style-name="T26">×</text:span><text:span text:style-name="T30"> 10</text:span><text:span text:style-name="T50">1</text:span></text:p>
            </text:list-item>
            <text:list-item>
              <text:p text:style-name="P62"><text:span text:style-name="T97"><text:s/>Le nombre </text:span><text:span text:style-name="_5f_signe"><text:span text:style-name="T98"><draw:frame draw:style-name="fr6" draw:name="Objet66" text:anchor-type="as-char" svg:width="3.036cm" svg:height="0.455cm" draw:z-index="57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T97"><text:s/>est égal à :</text:span></text:p>
            </text:list-item>
          </text:list>
        </text:list-item>
      </text:list>
      <text:p text:style-name="P6"><text:span text:style-name="_5f_signe"><text:span text:style-name="T35"><draw:frame draw:style-name="fr6" draw:name="Objet67" text:anchor-type="as-char" svg:width="0.723cm" svg:height="0.455cm" draw:z-index="58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_5f_pointillés_20_gris"><text:span text:style-name="T31"><text:s text:c="6"/>/ <text:s text:c="5"/></text:span></text:span><text:span text:style-name="_5f_signe"><text:span text:style-name="T35"><draw:frame draw:style-name="fr6" draw:name="Objet55" text:anchor-type="as-char" svg:width="0.714cm" svg:height="0.455cm" draw:z-index="5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text:span text:style-name="_5f_pointillés_20_gris"><text:span text:style-name="T31"><text:s text:c="6"/>/ <text:s text:c="5"/></text:span></text:span><text:span text:style-name="_5f_signe"><text:span text:style-name="T35"><draw:frame draw:style-name="fr6" draw:name="Objet56" text:anchor-type="as-char" svg:width="0.556cm" svg:height="0.455cm" draw:z-index="60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pointillés_20_gris"><text:span text:style-name="T31"><text:s text:c="6"/>/ <text:s text:c="5"/></text:span></text:span><text:span text:style-name="_5f_signe"><text:span text:style-name="T35"><draw:frame draw:style-name="fr6" draw:name="Objet57" text:anchor-type="as-char" svg:width="0.556cm" svg:height="0.455cm" draw:z-index="6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<text:list xml:id="list153516095267115" text:continue-list="list153517718509901" text:style-name="Num_5f_Exo">
        <text:list-item>
          <text:list>
            <text:list-item>
              <text:h text:style-name="P55" text:outline-level="1"><text:span text:style-name="_5f_pointillés_20_gris"><text:span text:style-name="T86"> </text:span></text:span><text:span text:style-name="_5f_pointillés_20_gris"><text:span text:style-name="T72">Écris chaque </text:span></text:span><text:span text:style-name="_5f_pointillés_20_gris"><text:span text:style-name="T73">produit s</text:span></text:span><text:span text:style-name="_5f_pointillés_20_gris"><text:span text:style-name="T67">ous la forme </text:span></text:span><text:span text:style-name="_5f_pointillés_20_gris"><text:span text:style-name="T9">d’une</text:span></text:span><text:span text:style-name="_5f_variable"><text:span text:style-name="T87"> puissance d’un nombre.</text:span></text:span></text:h>
            </text:list-item>
          </text:list>
        </text:list-item>
      </text:list>
      <text:list xml:id="list153515692815125" text:continue-list="list153517590197847" text:style-name="liste_5f_abc">
        <text:list-item>
          <text:list>
            <text:list-item text:start-value="1">
              <text:p text:style-name="P69"><text:span text:style-name="T7">2</text:span><text:span text:style-name="T38">4 </text:span><text:span text:style-name="T61">×</text:span><text:span text:style-name="T63"> </text:span><text:span text:style-name="T7">2</text:span><text:span text:style-name="T38"> – 3 </text:span><text:span text:style-name="_5f_signe"><text:span text:style-name="T7">=</text:span></text:span><text:span text:style-name="T7"> </text:span><text:span text:style-name="_5f_pointillés_20_gris"><text:tab/></text:span></text:p>
            </text:list-item>
            <text:list-item>
              <text:p text:style-name="P65"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3)</text:span></text:span><text:span text:style-name="_5f_pointillés_20_gris"><text:span text:style-name="T42"> </text:span></text:span><text:span text:style-name="_5f_pointillés_20_gris"><text:span text:style-name="T38">– 4</text:span></text:span><text:span text:style-name="_5f_pointillés_20_gris"><text:span text:style-name="T7"> </text:span></text:span><text:span text:style-name="_5f_pointillés_20_gris"><text:span text:style-name="T61">×</text:span></text:span><text:span text:style-name="_5f_pointillés_20_gris"><text:span text:style-name="T7"> </text:span></text:span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3)</text:span></text:span><text:span text:style-name="_5f_pointillés_20_gris"><text:span text:style-name="T38"> – 1</text:span></text:span><text:span text:style-name="_5f_pointillés_20_gris"><text:span text:style-name="T7"> </text:span></text:span><text:span text:style-name="_5f_signe"><text:span text:style-name="T7">=</text:span></text:span><text:span text:style-name="_5f_pointillés_20_gris"><text:span text:style-name="T7"> </text:span></text:span><text:span text:style-name="_5f_pointillés_20_gris"><text:tab/></text:span></text:p>
            </text:list-item>
            <text:list-item>
              <text:p text:style-name="P63"><text:span text:style-name="_5f_pointillés_20_gris"><text:span text:style-name="T7">3</text:span></text:span><text:span text:style-name="_5f_pointillés_20_gris"><text:span text:style-name="T38">5</text:span></text:span><text:span text:style-name="_5f_pointillés_20_gris"><text:span text:style-name="T8"> </text:span></text:span><text:span text:style-name="_5f_pointillés_20_gris"><text:span text:style-name="T61">×</text:span></text:span><text:span text:style-name="_5f_pointillés_20_gris"><text:span text:style-name="T63"> 3</text:span></text:span><text:span text:style-name="_5f_pointillés_20_gris"><text:span text:style-name="T42"> </text:span></text:span><text:span text:style-name="_5f_pointillés_20_gris"><text:span text:style-name="T38">– 2 </text:span></text:span><text:span text:style-name="_5f_signe"><text:span text:style-name="T7">=</text:span></text:span><text:span text:style-name="_5f_pointillés_20_gris"><text:span text:style-name="T7"> </text:span></text:span><text:span text:style-name="_5f_pointillés_20_gris"><text:tab/></text:span></text:p>
            </text:list-item>
            <text:list-item>
              <text:p text:style-name="P63"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4)</text:span></text:span><text:span text:style-name="_5f_pointillés_20_gris"><text:span text:style-name="T39"> – 2</text:span></text:span><text:span text:style-name="_5f_pointillés_20_gris"><text:span text:style-name="T20"> </text:span></text:span><text:span text:style-name="_5f_pointillés_20_gris"><text:span text:style-name="T23">×</text:span></text:span><text:span text:style-name="_5f_pointillés_20_gris"><text:span text:style-name="T20"> </text:span></text:span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4)</text:span></text:span><text:span text:style-name="_5f_pointillés_20_gris"><text:span text:style-name="T39"> 4</text:span></text:span><text:span text:style-name="_5f_pointillés_20_gris"><text:span text:style-name="T20"> </text:span></text:span><text:span text:style-name="_5f_signe"><text:span text:style-name="T20">=</text:span></text:span><text:span text:style-name="_5f_pointillés_20_gris"><text:span text:style-name="T20"> </text:span></text:span><text:span text:style-name="_5f_pointillés_20_gris"><text:span text:style-name="T92"><text:tab/></text:span></text:span></text:p>
            </text:list-item>
            <text:list-item>
              <text:p text:style-name="P71"><text:span text:style-name="_5f_signe"><draw:frame draw:style-name="fr6" draw:name="Objet52" text:anchor-type="as-char" svg:width="1.842cm" svg:height="0.96cm" draw:z-index="26"><draw:object xlink:href="./Object 47" xlink:type="simple" xlink:show="embed" xlink:actuate="onLoad"/><draw:image xlink:href="./ObjectReplacements/Object 47" xlink:type="simple" xlink:show="embed" xlink:actuate="onLoad"/></draw:frame></text:span><text:span text:style-name="_5f_signe"><text:span text:style-name="T70">=</text:span></text:span><text:span text:style-name="_5f_pointillés_20_gris"><text:span text:style-name="T124"><text:tab/></text:span></text:span></text:p>
            </text:list-item>
            <text:list-item>
              <text:p text:style-name="P70"><text:span text:style-name="T88"><draw:frame draw:style-name="fr6" draw:name="Objet53" text:anchor-type="as-char" svg:width="1.707cm" svg:height="0.96cm" draw:z-index="27"><draw:object xlink:href="./Object 48" xlink:type="simple" xlink:show="embed" xlink:actuate="onLoad"/><draw:image xlink:href="./ObjectReplacements/Object 48" xlink:type="simple" xlink:show="embed" xlink:actuate="onLoad"/></draw:frame></text:span><text:span text:style-name="_5f_signe"><text:span text:style-name="T69">=</text:span></text:span><text:span text:style-name="T64"> </text:span><text:span text:style-name="_5f_pointillés_20_gris"><text:span text:style-name="T120"><text:tab/></text:span></text:span></text:p>
            </text:list-item>
            <text:list-item>
              <text:p text:style-name="P70"><text:span text:style-name="_5f_pointillés_20_gris"><text:span text:style-name="T43"><draw:frame draw:style-name="fr6" draw:name="Objet54" text:anchor-type="as-char" svg:width="2.249cm" svg:height="0.96cm" draw:z-index="28"><draw:object xlink:href="./Object 49" xlink:type="simple" xlink:show="embed" xlink:actuate="onLoad"/><draw:image xlink:href="./ObjectReplacements/Object 49" xlink:type="simple" xlink:show="embed" xlink:actuate="onLoad"/></draw:frame></text:span></text:span><text:span text:style-name="_5f_signe"><text:span text:style-name="T69">=</text:span></text:span><text:span text:style-name="_5f_pointillés_20_gris"><text:span text:style-name="T64"> </text:span></text:span><text:span text:style-name="_5f_pointillés_20_gris"><text:span text:style-name="T120"><text:tab/></text:span></text:span></text:p>
            </text:list-item>
          </text:list>
        </text:list-item>
      </text:list>
      <text:list xml:id="list153515684768167" text:continue-list="list153516095267115" text:style-name="Num_5f_Exo">
        <text:list-item>
          <text:list>
            <text:list-item>
              <text:h text:style-name="P54" text:outline-level="1"><text:span text:style-name="_5f_pointillés_20_gris"><text:span text:style-name="T120"> </text:span></text:span><text:span text:style-name="T129">Écris chaque quotient </text:span><text:span text:style-name="T91">sous la forme d’une</text:span><text:span text:style-name="_5f_variable"><text:span text:style-name="T91"> puissance d’un nombre</text:span></text:span><text:span text:style-name="T91">.</text:span></text:h>
            </text:list-item>
          </text:list>
        </text:list-item>
      </text:list>
      <text:list xml:id="list153517055087726" text:continue-list="list153515692815125" text:style-name="liste_5f_abc">
        <text:list-item>
          <text:list>
            <text:list-item text:start-value="1">
              <text:p text:style-name="P78"><draw:frame draw:style-name="fr5" draw:name="Objet50" text:anchor-type="as-char" svg:width="0.764cm" svg:height="0.96cm" draw:z-index="5"><draw:object xlink:href="./Object 52" xlink:type="simple" xlink:show="embed" xlink:actuate="onLoad"/><draw:image xlink:href="./ObjectReplacements/Object 52" xlink:type="simple" xlink:show="embed" xlink:actuate="onLoad"/><svg:desc>formule</svg:desc></draw:frame><text:span text:style-name="_5f_signe"><text:span text:style-name="T69">=</text:span></text:span><text:span text:style-name="_5f_pointillés_20_gris"><text:span text:style-name="T64"> </text:span></text:span><text:span text:style-name="_5f_pointillés_20_gris"><text:span text:style-name="T120"><text:tab/></text:span></text:span></text:p>
            </text:list-item>
            <text:list-item>
              <text:p text:style-name="P79"><text:span text:style-name="_5f_pointillés_20_gris"><text:span text:style-name="T120"><draw:frame draw:style-name="fr5" draw:name="Objet36" text:anchor-type="as-char" svg:width="0.764cm" svg:height="0.96cm" draw:z-index="6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_5f_signe"><text:span text:style-name="T69">=</text:span></text:span><text:span text:style-name="_5f_pointillés_20_gris"><text:span text:style-name="T64"> </text:span></text:span><text:span text:style-name="_5f_pointillés_20_gris"><text:span text:style-name="T120"><text:tab/></text:span></text:span></text:p>
            </text:list-item>
            <text:list-item>
              <text:p text:style-name="P79"><text:span text:style-name="_5f_pointillés_20_gris"><text:span text:style-name="T120"><draw:frame draw:style-name="fr5" draw:name="Objet37" text:anchor-type="as-char" svg:width="1.434cm" svg:height="0.96cm" draw:z-index="7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signe"><text:span text:style-name="T69">=</text:span></text:span><text:span text:style-name="_5f_pointillés_20_gris"><text:span text:style-name="T64"> </text:span></text:span><text:span text:style-name="_5f_pointillés_20_gris"><text:span text:style-name="T120"><text:tab/></text:span></text:span></text:p>
            </text:list-item>
            <text:list-item>
              <text:p text:style-name="P85"><text:span text:style-name="T86"><draw:frame draw:style-name="fr5" draw:name="Objet60" text:anchor-type="as-char" svg:width="0.811cm" svg:height="0.961cm" draw:z-index="8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_5f_signe"><text:span text:style-name="T86">=</text:span></text:span><text:span text:style-name="T86"> </text:span><text:span text:style-name="_5f_pointillés_20_gris"><text:span text:style-name="T120"><text:tab/></text:span></text:span></text:p>
            </text:list-item>
            <text:list-item>
              <text:p text:style-name="P85"><draw:frame draw:style-name="fr5" draw:name="Objet65" text:anchor-type="as-char" svg:width="0.771cm" svg:height="0.961cm" draw:z-index="9"><draw:object xlink:href="./Object 63" xlink:type="simple" xlink:show="embed" xlink:actuate="onLoad"/><draw:image xlink:href="./ObjectReplacements/Object 63" xlink:type="simple" xlink:show="embed" xlink:actuate="onLoad"/><svg:desc>formule</svg:desc></draw:frame><text:span text:style-name="_5f_signe">=</text:span> <text:span text:style-name="_5f_pointillés_20_gris"><text:span text:style-name="T120"><text:tab/></text:span></text:span></text:p>
            </text:list-item>
            <text:list-item>
              <text:p text:style-name="P85"><draw:frame draw:style-name="fr5" draw:name="Objet155" text:anchor-type="as-char" svg:width="1.397cm" svg:height="0.96cm" draw:z-index="10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_5f_signe">=</text:span> <text:span text:style-name="_5f_pointillés_20_gris"><text:span text:style-name="T120"><text:tab/></text:span></text:span></text:p>
            </text:list-item>
            <text:list-item>
              <text:p text:style-name="P85"><text:span text:style-name="_5f_pointillés_20_gris"><text:span text:style-name="T120"><draw:frame draw:style-name="fr4" draw:name="Objet48" text:anchor-type="as-char" svg:width="0.727cm" svg:height="1.034cm" draw:z-index="1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_5f_signe"><text:span text:style-name="T69">=</text:span></text:span><text:span text:style-name="_5f_pointillés_20_gris"><text:span text:style-name="T64"> </text:span></text:span><text:span text:style-name="_5f_pointillés_20_gris"><text:span text:style-name="T120"><text:tab/></text:span></text:span></text:p>
            </text:list-item>
          </text:list>
        </text:list-item>
      </text:list>
      <text:list xml:id="list153516220592926" text:continue-list="list153515684768167" text:style-name="Num_5f_Exo">
        <text:list-item>
          <text:list>
            <text:list-item>
              <text:h text:style-name="Exo_5f_Num" text:outline-level="1"><text:span text:style-name="_5f_pointillés_20_gris"><text:span text:style-name="T120"> </text:span></text:span><text:span text:style-name="T94">Écris chaque produit </text:span><text:span text:style-name="T87">sous la forme d’une</text:span><text:span text:style-name="_5f_variable"><text:span text:style-name="T87"> seule puissance</text:span></text:span><text:span text:style-name="T87">.</text:span></text:h>
            </text:list-item>
          </text:list>
        </text:list-item>
      </text:list>
      <text:list xml:id="list153515831485353" text:continue-list="list153517055087726" text:style-name="liste_5f_abc">
        <text:list-item>
          <text:list>
            <text:list-item text:start-value="1">
              <text:p text:style-name="P86"><text:span text:style-name="_5f_pointillés_20_gris"><text:span text:style-name="T20">5</text:span></text:span><text:span text:style-name="_5f_pointillés_20_gris"><text:span text:style-name="T39">4</text:span></text:span><text:span text:style-name="_5f_pointillés_20_gris"><text:span text:style-name="T20"> </text:span></text:span><text:span text:style-name="_5f_pointillés_20_gris"><text:span text:style-name="T23">×</text:span></text:span><text:span text:style-name="_5f_pointillés_20_gris"><text:span text:style-name="T7"> 3</text:span></text:span><text:span text:style-name="_5f_pointillés_20_gris"><text:span text:style-name="T44"> </text:span></text:span><text:span text:style-name="_5f_pointillés_20_gris"><text:span text:style-name="T39">– 4</text:span></text:span><text:span text:style-name="_5f_pointillés_20_gris"><text:span text:style-name="T20"><text:tab/>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120"><text:tab/></text:span></text:span></text:p>
            </text:list-item>
          </text:list>
        </text:list-item>
      </text:list>
      <text:list xml:id="list2840929429" text:style-name="_5f_Numérotation_20_des_20_exercices_20_livrets">
        <text:list-item>
          <text:list>
            <text:list-header>
              <text:p text:style-name="P87"><text:span text:style-name="_5f_signe"><text:span text:style-name="T118"><text:tab/>=</text:span></text:span><text:span text:style-name="_5f_pointillés_20_gris"><text:span text:style-name="T118"> </text:span></text:span><text:span text:style-name="_5f_pointillés_20_gris"><text:span text:style-name="T120"><text:tab/></text:span></text:span></text:p>
              <text:p text:style-name="P87"><text:span text:style-name="_5f_signe"><text:span text:style-name="T118"><text:tab/>=</text:span></text:span><text:span text:style-name="_5f_pointillés_20_gris"><text:span text:style-name="T118"> </text:span></text:span><text:span text:style-name="_5f_pointillés_20_gris"><text:span text:style-name="T120"><text:tab/></text:span></text:span></text:p>
            </text:list-header>
          </text:list>
        </text:list-item>
      </text:list>
      <text:list xml:id="list153515665813883" text:continue-list="list153515831485353" text:style-name="liste_5f_abc">
        <text:list-item>
          <text:list>
            <text:list-item>
              <text:p text:style-name="P93"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4)</text:span></text:span><text:span text:style-name="_5f_pointillés_20_gris"><text:span text:style-name="T39">2</text:span></text:span><text:span text:style-name="_5f_pointillés_20_gris"><text:span text:style-name="T20"> </text:span></text:span><text:span text:style-name="_5f_pointillés_20_gris"><text:span text:style-name="T23">×</text:span></text:span><text:span text:style-name="_5f_pointillés_20_gris"><text:span text:style-name="T20"> </text:span></text:span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7)</text:span></text:span><text:span text:style-name="_5f_pointillés_20_gris"><text:span text:style-name="T39"> – 2</text:span></text:span><text:span text:style-name="_5f_pointillés_20_gris"><text:span text:style-name="T20"><text:tab/>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120"><text:tab/></text:span></text:span></text:p>
            </text:list-item>
          </text:list>
        </text:list-item>
      </text:list>
      <text:p text:style-name="P31"><text:span text:style-name="_5f_signe"><text:span text:style-name="T118"><text:tab/>=</text:span></text:span><text:span text:style-name="_5f_pointillés_20_gris"><text:span text:style-name="T118"> </text:span></text:span><text:span text:style-name="_5f_pointillés_20_gris"><text:span text:style-name="T120"><text:tab/></text:span></text:span></text:p>
      <text:list xml:id="list153517060403152" text:continue-list="list2840929429" text:style-name="_5f_Numérotation_20_des_20_exercices_20_livrets">
        <text:list-item>
          <text:list>
            <text:list-header>
              <text:p text:style-name="P88"><text:span text:style-name="_5f_signe"><text:span text:style-name="T118"><text:tab/>=</text:span></text:span><text:span text:style-name="_5f_pointillés_20_gris"><text:span text:style-name="T92"> </text:span></text:span><text:span text:style-name="_5f_pointillés_20_gris"><text:span text:style-name="T120"><text:tab/></text:span></text:span></text:p>
            </text:list-header>
          </text:list>
        </text:list-item>
      </text:list>
      <text:list xml:id="list153515985841443" text:continue-list="list153515665813883" text:style-name="liste_5f_abc">
        <text:list-item>
          <text:list>
            <text:list-item>
              <text:p text:style-name="P94"><text:span text:style-name="_5f_pointillés_20_gris"><text:span text:style-name="T9">(</text:span></text:span><text:span text:style-name="_5f_pointillés_20_gris"><text:span text:style-name="T16">−</text:span></text:span><text:span text:style-name="_5f_pointillés_20_gris"><text:span text:style-name="T9"> </text:span></text:span><text:span text:style-name="_5f_pointillés_20_gris"><text:span text:style-name="T13">8</text:span></text:span><text:span text:style-name="_5f_pointillés_20_gris"><text:span text:style-name="T9">)</text:span></text:span><text:span text:style-name="_5f_pointillés_20_gris"><text:span text:style-name="T55">3</text:span></text:span><text:span text:style-name="_5f_pointillés_20_gris"><text:span text:style-name="T20"> </text:span></text:span><text:span text:style-name="_5f_pointillés_20_gris"><text:span text:style-name="T23">×</text:span></text:span><text:span text:style-name="_5f_pointillés_20_gris"><text:span text:style-name="T20"> </text:span></text:span><text:span text:style-name="_5f_pointillés_20_gris"><text:span text:style-name="T13">2</text:span></text:span><text:span text:style-name="_5f_pointillés_20_gris"><text:span text:style-name="T39"> – </text:span></text:span><text:span text:style-name="_5f_pointillés_20_gris"><text:span text:style-name="T55">3</text:span></text:span><text:span text:style-name="_5f_signe"><text:span text:style-name="T29"><text:tab/></text:span></text:span><text:span text:style-name="_5f_signe"><text:span text:style-name="T92">=</text:span></text:span><text:span text:style-name="_5f_pointillés_20_gris"><text:span text:style-name="T92"> </text:span></text:span><text:span text:style-name="_5f_pointillés_20_gris"><text:span text:style-name="T120"><text:tab/></text:span></text:span></text:p>
            </text:list-item>
          </text:list>
        </text:list-item>
      </text:list>
      <text:list xml:id="list153516198133107" text:continue-list="list153517060403152" text:style-name="_5f_Numérotation_20_des_20_exercices_20_livrets">
        <text:list-item>
          <text:list>
            <text:list-header>
              <text:p text:style-name="P89"><text:span text:style-name="_5f_signe"><text:span text:style-name="T118"><text:tab/>=</text:span></text:span><text:span text:style-name="_5f_pointillés_20_gris"><text:span text:style-name="T118"> </text:span></text:span><text:span text:style-name="_5f_pointillés_20_gris"><text:span text:style-name="T120"><text:tab/></text:span></text:span></text:p>
              <text:p text:style-name="P89"><text:span text:style-name="_5f_signe"><text:span text:style-name="T119"><text:tab/>=</text:span></text:span><text:span text:style-name="_5f_pointillés_20_gris"><text:span text:style-name="T93"> </text:span></text:span><text:span text:style-name="_5f_pointillés_20_gris"><text:span text:style-name="T121"><text:tab/></text:span></text:span></text:p>
            </text:list-header>
          </text:list>
        </text:list-item>
      </text:list>
      <text:list xml:id="list153515809097268" text:continue-list="list153515985841443" text:style-name="liste_5f_abc">
        <text:list-item>
          <text:list>
            <text:list-item>
              <text:p text:style-name="P95"><text:span text:style-name="_5f_pointillés_20_gris"><text:span text:style-name="T10">4</text:span></text:span><text:span text:style-name="_5f_pointillés_20_gris"><text:span text:style-name="T41">2</text:span></text:span><text:span text:style-name="_5f_pointillés_20_gris"><text:span text:style-name="T21"> </text:span></text:span><text:span text:style-name="_5f_pointillés_20_gris"><text:span text:style-name="T25">×</text:span></text:span><text:span text:style-name="_5f_pointillés_20_gris"><text:span text:style-name="T21"> </text:span></text:span><text:span text:style-name="_5f_pointillés_20_gris"><text:span text:style-name="T14">6</text:span></text:span><text:span text:style-name="_5f_pointillés_20_gris"><text:span text:style-name="T41"> – 2</text:span></text:span><text:span text:style-name="_5f_signe"><text:span text:style-name="T21"><text:tab/>=</text:span></text:span><text:span text:style-name="_5f_signe"><text:span text:style-name="T15"> </text:span></text:span><text:span text:style-name="_5f_pointillés_20_gris"><text:span text:style-name="T121"><text:tab/></text:span></text:span></text:p>
            </text:list-item>
          </text:list>
        </text:list-item>
      </text:list>
      <text:list xml:id="list153516293102112" text:continue-list="list153516198133107" text:style-name="_5f_Numérotation_20_des_20_exercices_20_livrets">
        <text:list-item>
          <text:list>
            <text:list-header>
              <text:p text:style-name="P90"><text:span text:style-name="_5f_signe"><text:span text:style-name="T71"><text:tab/>=</text:span></text:span><text:span text:style-name="_5f_signe"><text:span text:style-name="T68"> </text:span></text:span><text:span text:style-name="_5f_pointillés_20_gris"><text:span text:style-name="T121"><text:tab/></text:span></text:span></text:p>
              <text:p text:style-name="P91"><text:span text:style-name="_5f_signe"><text:span text:style-name="T71"><text:tab/>=</text:span></text:span><text:span text:style-name="_5f_signe"><text:span text:style-name="T68"> </text:span></text:span><text:span text:style-name="_5f_pointillés_20_gris"><text:span text:style-name="T121"><text:tab/></text:span></text:span></text:p>
            </text:list-header>
          </text:list>
        </text:list-item>
      </text:list>
      <text:list xml:id="list153515876273606" text:continue-list="list153516220592926" text:style-name="Num_5f_Exo">
        <text:list-item>
          <text:list>
            <text:list-item>
              <text:h text:style-name="P56" text:outline-level="1"><text:span text:style-name="_5f_pointillés_20_gris"><text:span text:style-name="T74"> </text:span></text:span><text:span text:style-name="_5f_BVS"><text:span text:style-name="T127">Calcule les expressions suivantes.</text:span></text:span></text:h>
            </text:list-item>
          </text:list>
        </text:list-item>
      </text:list>
      <text:list xml:id="list153516196719465" text:continue-list="list153515809097268" text:style-name="liste_5f_abc">
        <text:list-item>
          <text:list>
            <text:list-item text:start-value="1">
              <text:p text:style-name="P66"><text:span text:style-name="_5f_pointillés_20_gris"><text:span text:style-name="T22">3</text:span></text:span><text:span text:style-name="_5f_pointillés_20_gris"><text:span text:style-name="T40">3</text:span></text:span><text:span text:style-name="_5f_pointillés_20_gris"><text:span text:style-name="T22"> </text:span></text:span><text:span text:style-name="_5f_Symbole"><text:span text:style-name="T36"></text:span></text:span><text:span text:style-name="_5f_pointillés_20_gris"><text:span text:style-name="T22"> 7 </text:span></text:span><text:span text:style-name="_5f_pointillés_20_gris"><text:span text:style-name="T24">×</text:span></text:span><text:span text:style-name="_5f_pointillés_20_gris"><text:span text:style-name="T22"> 5</text:span></text:span><text:span text:style-name="_5f_pointillés_20_gris"><text:span text:style-name="T53"> – </text:span></text:span><text:span text:style-name="_5f_pointillés_20_gris"><text:span text:style-name="T40">1</text:span></text:span><text:span text:style-name="_5f_pointillés_20_gris"><text:span text:style-name="T22"> </text:span></text:span><text:span text:style-name="_5f_signe"><text:span text:style-name="T21">=</text:span></text:span><text:span text:style-name="_5f_pointillés_20_gris"><text:span text:style-name="T65"> </text:span></text:span><text:span text:style-name="_5f_pointillés_20_gris"><text:span text:style-name="T121"><text:tab/></text:span></text:span></text:p>
            </text:list-item>
          </text:list>
        </text:list-item>
      </text:list>
      <text:p text:style-name="P43"><text:span text:style-name="_5f_pointillés_20_gris"><text:span text:style-name="T125"><text:tab/></text:span></text:span></text:p>
      <text:list xml:id="list153515841770836" text:continue-numbering="true" text:style-name="liste_5f_abc">
        <text:list-item>
          <text:list>
            <text:list-item>
              <text:p text:style-name="P72"><text:span text:style-name="_5f_pointillés_20_gris"><text:span text:style-name="T34">2</text:span></text:span><text:span text:style-name="_5f_pointillés_20_gris"><text:span text:style-name="T53"> – </text:span></text:span><text:span text:style-name="_5f_pointillés_20_gris"><text:span text:style-name="T40">3</text:span></text:span><text:span text:style-name="_5f_pointillés_20_gris"><text:span text:style-name="T22"> </text:span></text:span><text:span text:style-name="_5f_Symbole"><text:span text:style-name="T36"></text:span></text:span><text:span text:style-name="_5f_pointillés_20_gris"><text:span text:style-name="T22"> </text:span></text:span><text:span text:style-name="_5f_pointillés_20_gris"><text:span text:style-name="T34">9</text:span></text:span><text:span text:style-name="_5f_pointillés_20_gris"><text:span text:style-name="T22"> </text:span></text:span><text:span text:style-name="_5f_Symbole"><text:span text:style-name="T36"></text:span></text:span><text:span text:style-name="_5f_pointillés_20_gris"><text:span text:style-name="T22"> </text:span></text:span><text:span text:style-name="_5f_pointillés_20_gris"><text:span text:style-name="T34">10</text:span></text:span><text:span text:style-name="_5f_pointillés_20_gris"><text:span text:style-name="T53"> – </text:span></text:span><text:span text:style-name="_5f_pointillés_20_gris"><text:span text:style-name="T54">2</text:span></text:span><text:span text:style-name="_5f_pointillés_20_gris"><text:span text:style-name="T22"> </text:span></text:span><text:span text:style-name="_5f_signe"><text:span text:style-name="T21">=</text:span></text:span><text:span text:style-name="_5f_pointillés_20_gris"><text:span text:style-name="T65"> </text:span></text:span><text:span text:style-name="_5f_pointillés_20_gris"><text:span text:style-name="T121"><text:tab/></text:span></text:span></text:p>
            </text:list-item>
          </text:list>
        </text:list-item>
      </text:list>
      <text:p text:style-name="P44"><text:span text:style-name="_5f_pointillés_20_gris"><text:span text:style-name="T125"><text:tab/></text:span></text:span></text:p>
      <text:list xml:id="list153517670988595" text:continue-numbering="true" text:style-name="liste_5f_abc">
        <text:list-item>
          <text:list>
            <text:list-item>
              <text:p text:style-name="P72"><text:span text:style-name="_5f_pointillés_20_gris"><text:span text:style-name="T34">10</text:span></text:span><text:span text:style-name="_5f_pointillés_20_gris"><text:span text:style-name="T40">3</text:span></text:span><text:span text:style-name="_5f_pointillés_20_gris"><text:span text:style-name="T22"> </text:span></text:span><text:span text:style-name="_5f_pointillés_20_gris"><text:span text:style-name="T24">×</text:span></text:span><text:span text:style-name="_5f_pointillés_20_gris"><text:span text:style-name="T22"> </text:span></text:span><text:span text:style-name="_5f_pointillés_20_gris"><text:span text:style-name="T34">4</text:span></text:span><text:span text:style-name="_5f_pointillés_20_gris"><text:span text:style-name="T53"> – </text:span></text:span><text:span text:style-name="_5f_pointillés_20_gris"><text:span text:style-name="T54">4</text:span></text:span><text:span text:style-name="_5f_pointillés_20_gris"><text:span text:style-name="T22"> </text:span></text:span><text:span text:style-name="_5f_Symbole"><text:span text:style-name="T36"></text:span></text:span><text:span text:style-name="_5f_pointillés_20_gris"><text:span text:style-name="T22"> </text:span></text:span><text:span text:style-name="_5f_pointillés_20_gris"><text:span text:style-name="T34">5</text:span></text:span><text:span text:style-name="_5f_pointillés_20_gris"><text:span text:style-name="T54">4</text:span></text:span><text:span text:style-name="_5f_pointillés_20_gris"><text:span text:style-name="T22"> </text:span></text:span><text:span text:style-name="_5f_pointillés_20_gris"><text:span text:style-name="T17">−</text:span></text:span><text:span text:style-name="_5f_pointillés_20_gris"><text:span text:style-name="T22"> </text:span></text:span><text:span text:style-name="_5f_pointillés_20_gris"><text:span text:style-name="T34">8</text:span></text:span><text:span text:style-name="_5f_pointillés_20_gris"><text:span text:style-name="T53"> – </text:span></text:span><text:span text:style-name="_5f_pointillés_20_gris"><text:span text:style-name="T54">1</text:span></text:span><text:span text:style-name="_5f_pointillés_20_gris"><text:span text:style-name="T22"> </text:span></text:span><text:span text:style-name="_5f_signe"><text:span text:style-name="T21">=</text:span></text:span><text:span text:style-name="_5f_pointillés_20_gris"><text:span text:style-name="T66"> </text:span></text:span><text:span text:style-name="_5f_pointillés_20_gris"><text:span text:style-name="T122"><text:tab/></text:span></text:span></text:p>
            </text:list-item>
          </text:list>
        </text:list-item>
      </text:list>
      <text:p text:style-name="P44"><text:span text:style-name="_5f_pointillés_20_gris"><text:span text:style-name="T125"><text:tab/></text:span></text:span></text:p>
      <text:list xml:id="list153516400138754" text:continue-numbering="true" text:style-name="liste_5f_abc">
        <text:list-item>
          <text:list>
            <text:list-item>
              <text:p text:style-name="P72"><text:span text:style-name="_5f_pointillés_20_gris"><text:span text:style-name="T34"><text:s/>5</text:span></text:span><text:span text:style-name="_5f_pointillés_20_gris"><text:span text:style-name="T40">3</text:span></text:span><text:span text:style-name="_5f_pointillés_20_gris"><text:span text:style-name="T22"> </text:span></text:span><text:span text:style-name="_5f_Symbole"><text:span text:style-name="T36"></text:span></text:span><text:span text:style-name="_5f_pointillés_20_gris"><text:span text:style-name="T22"> </text:span></text:span><text:span text:style-name="_5f_pointillés_20_gris"><text:span text:style-name="T34">5</text:span></text:span><text:span text:style-name="_5f_pointillés_20_gris"><text:span text:style-name="T53"> – </text:span></text:span><text:span text:style-name="_5f_pointillés_20_gris"><text:span text:style-name="T54">3</text:span></text:span><text:span text:style-name="_5f_pointillés_20_gris"><text:span text:style-name="T22"> </text:span></text:span><text:span text:style-name="_5f_signe"><text:span text:style-name="T21">=</text:span></text:span><text:span text:style-name="_5f_pointillés_20_gris"><text:span text:style-name="T66"> </text:span></text:span><text:span text:style-name="_5f_pointillés_20_gris"><text:span text:style-name="T122"><text:tab/></text:span></text:span></text:p>
            </text:list-item>
          </text:list>
        </text:list-item>
      </text:list>
      <text:p text:style-name="P44"><text:span text:style-name="_5f_pointillés_20_gris"><text:span text:style-name="T125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text-position="0% 100%" style:font-name="Bitstream Vera Sans2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2" style:font-family-asian="OpenSymbol" style:font-pitch-asian="variable" style:font-charset-asian="x-symbol" style:font-size-asian="10pt" style:font-style-asian="normal" style:font-name-complex="OpenSymbol2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445f24" officeooo:paragraph-rsid="00445f24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163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163d5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30" draw:name="Forme3" draw:style-name="Mgr3" draw:text-style-name="MP26" svg:x1="14.055cm" svg:y1="0.36cm" svg:x2="20.497cm" svg:y2="0.36cm"><text:p/></draw:line>Utiliser des puissances négatives</text:p>
      </style:header>
      <style:footer>
        <text:p text:style-name="MP28"><draw:frame draw:style-name="Mfr1" draw:name="Cadre1" text:anchor-type="paragraph" svg:y="-0.06cm" draw:z-index="12"><draw:text-box fo:min-height="0.499cm" fo:min-width="1cm"><draw:frame draw:style-name="Mfr2" draw:name="Cadre2" text:anchor-type="frame" svg:x="0.45cm" svg:y="0.079cm" svg:width="0.817cm" draw:z-index="14"><draw:text-box fo:min-height="0.355cm"><text:p text:style-name="MP29"><draw:g text:anchor-type="paragraph" draw:z-index="25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0</text:page-number></text:p></draw:text-box></draw:frame><text:p text:style-name="MP31"><text:span text:style-name="MT6">Puissances</text:span> 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5:35:15.186000000</dc:date>
    <meta:editing-duration>PT18H7M3S</meta:editing-duration>
    <meta:editing-cycles>11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0" meta:object-count="65" meta:page-count="2" meta:paragraph-count="177" meta:word-count="636" meta:character-count="3131" meta:non-whitespace-character-count="2136"/>
  </office:meta>
</office:document-meta>
</file>

<file path=Object 1/content.xml><?xml version="1.0" encoding="utf-8"?>
<math xmlns="http://www.w3.org/1998/Math/MathML" display="block">
  <semantics>
    <mstyle mathsize="10pt">
      <mfrac>
        <msup>
          <mn>2</mn>
          <mn>3</mn>
        </msup>
        <msup>
          <mn>2</mn>
          <mn>5</mn>
        </msup>
      </mfrac>
    </mstyle>
    <annotation encoding="StarMath 5.0">size 10{2^3 over 2^5}</annotation>
  </semantics>
</math>
</file>

<file path=Object 10/content.xml><?xml version="1.0" encoding="utf-8"?>
<math xmlns="http://www.w3.org/1998/Math/MathML" display="block">
  <semantics>
    <mfrac>
      <mn>1</mn>
      <msup>
        <mn>3</mn>
        <mrow>
          <mi>–</mi>
          <mn>1</mn>
        </mrow>
      </msup>
    </mfrac>
    <annotation encoding="StarMath 5.0">{1} over {3}^{–1}</annotation>
  </semantics>
</math>
</file>

<file path=Object 11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12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13/content.xml><?xml version="1.0" encoding="utf-8"?>
<math xmlns="http://www.w3.org/1998/Math/MathML" display="block">
  <semantics>
    <mstyle mathsize="10pt">
      <mrow>
        <msup>
          <mn>3</mn>
          <mn>10</mn>
        </msup>
        <mrow>
          <mspace width="0.5em"/>
          <mo stretchy="false">×</mo>
          <mspace width="0.5em"/>
        </mrow>
        <msup>
          <mn>3</mn>
          <mstyle color="silver">
            <mn>.......</mn>
          </mstyle>
        </msup>
        <mrow>
          <mspace width="0.5em"/>
          <mo stretchy="false">=</mo>
          <mspace width="0.5em"/>
        </mrow>
        <msup>
          <mn>3</mn>
          <mn>5</mn>
        </msup>
      </mrow>
    </mstyle>
    <annotation encoding="StarMath 5.0">size 10 {3^10`times`3^color silver{.......}`=`3^5}</annotation>
  </semantics>
</math>
</file>

<file path=Object 14/content.xml><?xml version="1.0" encoding="utf-8"?>
<math xmlns="http://www.w3.org/1998/Math/MathML" display="block">
  <semantics>
    <mstyle mathsize="10pt">
      <mrow>
        <msup>
          <mn>7</mn>
          <mstyle color="silver">
            <mn>.......</mn>
          </mstyle>
        </msup>
        <mrow>
          <mspace width="0.5em"/>
          <mo stretchy="false">×</mo>
          <mspace width="0.5em"/>
        </mrow>
        <msup>
          <mn>7</mn>
          <mn>8</mn>
        </msup>
        <mrow>
          <mspace width="0.5em"/>
          <mo stretchy="false">=</mo>
          <mspace width="0.5em"/>
        </mrow>
        <msup>
          <mn>7</mn>
          <mn>11</mn>
        </msup>
      </mrow>
    </mstyle>
    <annotation encoding="StarMath 5.0">size 10 {7^color silver{.......}`times`7^{8}`=`7^11}</annotation>
  </semantics>
</math>
</file>

<file path=Object 15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space width="0.5em"/>
          </mrow>
          <mn>3</mn>
          <mtext>)</mtext>
        </mrow>
        <mrow>
          <mspace width="0.5em"/>
          <mn>6</mn>
        </mrow>
      </msup>
    </mfrac>
    <annotation encoding="StarMath 5.0">{1} over {"("-`3")"}^{`6}</annotation>
  </semantics>
</math>
</file>

<file path=Object 16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3</mn>
              </mfrac>
            </mrow>
          </mrow>
          <mo fence="true" stretchy="true">)</mo>
        </mrow>
        <mrow>
          <mo stretchy="false">−</mo>
          <mn>11</mn>
        </mrow>
      </msup>
    </mstyle>
    <annotation encoding="StarMath 5.0">size 10{left(-`{1} over {3} right)^{-11}}</annotation>
  </semantics>
</math>
</file>

<file path=Object 17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2</mn>
        </mrow>
      </msup>
    </mfrac>
    <annotation encoding="StarMath 5.0">{1} over {"("-2")"}^{–2}</annotation>
  </semantics>
</math>
</file>

<file path=Object 18/content.xml><?xml version="1.0" encoding="utf-8"?>
<math xmlns="http://www.w3.org/1998/Math/MathML" display="block">
  <semantics>
    <mstyle mathsize="10pt">
      <mrow>
        <mo stretchy="false">−</mo>
        <msup>
          <mrow>
            <mo fence="true" stretchy="true">(</mo>
            <mrow>
              <mfrac>
                <mn>22</mn>
                <mn>23</mn>
              </mfrac>
            </mrow>
            <mo fence="true" stretchy="true">)</mo>
          </mrow>
          <mrow>
            <mo stretchy="false">−</mo>
            <mn>2</mn>
          </mrow>
        </msup>
      </mrow>
    </mstyle>
    <annotation encoding="StarMath 5.0">size 10{-left({22} over {23} right)^{-2}}</annotation>
  </semantics>
</math>
</file>

<file path=Object 19/content.xml><?xml version="1.0" encoding="utf-8"?>
<math xmlns="http://www.w3.org/1998/Math/MathML" display="block">
  <semantics>
    <mstyle mathsize="9pt">
      <mfrac>
        <mn>1</mn>
        <msup>
          <mn>10</mn>
          <mstyle color="silver">
            <mn>...</mn>
          </mstyle>
        </msup>
      </mfrac>
    </mstyle>
    <annotation encoding="StarMath 5.0">size 9{{1} over 10^color silver{...}}</annotation>
  </semantics>
</math>
</file>

<file path=Object 2/content.xml><?xml version="1.0" encoding="utf-8"?>
<math xmlns="http://www.w3.org/1998/Math/MathML" display="block">
  <semantics>
    <mstyle mathsize="10pt">
      <mfrac>
        <mn>1</mn>
        <msup>
          <mn>10</mn>
          <mn>3</mn>
        </msup>
      </mfrac>
    </mstyle>
    <annotation encoding="StarMath 5.0">size 10 {{1} over {10^3}}</annotation>
  </semantics>
</math>
</file>

<file path=Object 20/content.xml><?xml version="1.0" encoding="utf-8"?>
<math xmlns="http://www.w3.org/1998/Math/MathML" display="block">
  <semantics>
    <mstyle mathsize="9pt">
      <mfrac>
        <mn>1</mn>
        <mstyle color="silver">
          <mn>..............</mn>
        </mstyle>
      </mfrac>
    </mstyle>
    <annotation encoding="StarMath 5.0">size 9 {{1} over {color silver{..............}  }}</annotation>
  </semantics>
</math>
</file>

<file path=Object 21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22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23/content.xml><?xml version="1.0" encoding="utf-8"?>
<math xmlns="http://www.w3.org/1998/Math/MathML" display="block">
  <semantics>
    <mrow>
      <mtext>(</mtext>
      <msup>
        <mn>5</mn>
        <mrow>
          <mo stretchy="false">−</mo>
          <mn>2</mn>
        </mrow>
      </msup>
      <msup>
        <mtext>)</mtext>
        <mstyle color="silver">
          <mn>......</mn>
        </mstyle>
      </msup>
      <mrow>
        <mspace width="0.5em"/>
        <mo stretchy="false">=</mo>
        <mspace width="0.5em"/>
      </mrow>
      <msup>
        <mn>5</mn>
        <mn>8</mn>
      </msup>
    </mrow>
    <annotation encoding="StarMath 5.0">{"(" 5^{-2}")" ^color silver{......}`=`5^8}</annotation>
  </semantics>
</math>
</file>

<file path=Object 24/content.xml><?xml version="1.0" encoding="utf-8"?>
<math xmlns="http://www.w3.org/1998/Math/MathML" display="block">
  <semantics>
    <mstyle mathsize="10pt">
      <mrow>
        <mfrac>
          <msup>
            <mn>5</mn>
            <mstyle color="silver">
              <mn>.......</mn>
            </mstyle>
          </msup>
          <msup>
            <mn>5</mn>
            <mn>28</mn>
          </msup>
        </mfrac>
        <mrow>
          <mspace width="0.5em"/>
          <mo stretchy="false">=</mo>
          <mspace width="0.5em"/>
        </mrow>
        <msup>
          <mn>5</mn>
          <mrow>
            <mo stretchy="false">−</mo>
            <mn>13</mn>
          </mrow>
        </msup>
      </mrow>
    </mstyle>
    <annotation encoding="StarMath 5.0">size 10 {5 ^color silver{.......} over {5^28 }`=`5^{-13}}</annotation>
  </semantics>
</math>
</file>

<file path=Object 25/content.xml><?xml version="1.0" encoding="utf-8"?>
<math xmlns="http://www.w3.org/1998/Math/MathML" display="block">
  <semantics>
    <mfrac>
      <mrow>
        <mo stretchy="false">−</mo>
        <mn>1</mn>
      </mrow>
      <msup>
        <mrow>
          <mo stretchy="false">−</mo>
          <mn>5</mn>
        </mrow>
        <mrow>
          <mi>–</mi>
          <mn>1</mn>
        </mrow>
      </msup>
    </mfrac>
    <annotation encoding="StarMath 5.0">{-1} over {-5}^{–1}</annotation>
  </semantics>
</math>
</file>

<file path=Object 26/content.xml><?xml version="1.0" encoding="utf-8"?>
<math xmlns="http://www.w3.org/1998/Math/MathML" display="block">
  <semantics>
    <mfrac>
      <mstyle mathsize="10pt">
        <msup>
          <mn>8</mn>
          <mrow>
            <mo stretchy="false">−</mo>
            <mn>7</mn>
          </mrow>
        </msup>
      </mstyle>
      <msup>
        <mstyle mathsize="10pt">
          <mn>5</mn>
        </mstyle>
        <mrow>
          <mi>–</mi>
          <mn>7</mn>
        </mrow>
      </msup>
    </mfrac>
    <annotation encoding="StarMath 5.0">size 10 {8}^{-7} over {size 10 5}^{–7}</annotation>
  </semantics>
</math>
</file>

<file path=Object 27/content.xml><?xml version="1.0" encoding="utf-8"?>
<math xmlns="http://www.w3.org/1998/Math/MathML" display="block">
  <semantics>
    <mrow>
      <mrow>
        <mtext>(</mtext>
        <mo stretchy="false">−</mo>
        <mspace width="0.5em"/>
      </mrow>
      <mn>5</mn>
      <msup>
        <mtext>)</mtext>
        <mrow>
          <mrow>
            <mo stretchy="false">−</mo>
            <mspace width="0.5em"/>
          </mrow>
          <mn>4</mn>
        </mrow>
      </msup>
    </mrow>
    <annotation encoding="StarMath 5.0">"(" -`5 ")"^{ -`4 }</annotation>
  </semantics>
</math>
</file>

<file path=Object 28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n>2</mn>
      </msup>
    </mrow>
    <annotation encoding="StarMath 5.0">2,46`times`10^2</annotation>
  </semantics>
</math>
</file>

<file path=Object 29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9</mn>
              </mfrac>
            </mrow>
          </mrow>
          <mo fence="true" stretchy="true">)</mo>
        </mrow>
        <mrow>
          <mo stretchy="false">−</mo>
          <mn>14</mn>
        </mrow>
      </msup>
    </mstyle>
    <annotation encoding="StarMath 5.0">size 10{left(-`{1} over {9} right)^{-14}}</annotation>
  </semantics>
</math>
</file>

<file path=Object 3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 over {1`000}</annotation>
  </semantics>
</math>
</file>

<file path=Object 30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31/content.xml><?xml version="1.0" encoding="utf-8"?>
<math xmlns="http://www.w3.org/1998/Math/MathML" display="block">
  <semantics>
    <mstyle mathsize="10pt">
      <msup>
        <mrow>
          <mo fence="true" stretchy="true">(</mo>
          <mrow>
            <mfrac>
              <mn>22</mn>
              <mn>23</mn>
            </mfrac>
          </mrow>
          <mo fence="true" stretchy="true">)</mo>
        </mrow>
        <mrow>
          <mo stretchy="false">−</mo>
          <mn>1</mn>
        </mrow>
      </msup>
    </mstyle>
    <annotation encoding="StarMath 5.0">size 10{left({22} over {23} right)^{-1}}</annotation>
  </semantics>
</math>
</file>

<file path=Object 32/content.xml><?xml version="1.0" encoding="utf-8"?>
<math xmlns="http://www.w3.org/1998/Math/MathML" display="block">
  <semantics>
    <msup>
      <mrow>
        <mo fence="true" stretchy="true">(</mo>
        <mrow>
          <mfrac>
            <mrow>
              <mo stretchy="false">−</mo>
              <mn>3</mn>
            </mrow>
            <mn>4</mn>
          </mfrac>
        </mrow>
        <mo fence="true" stretchy="true">)</mo>
      </mrow>
      <mn>5</mn>
    </msup>
    <annotation encoding="StarMath 5.0"> left({-{3}} over {4} right)^5</annotation>
  </semantics>
</math>
</file>

<file path=Object 33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3</mn>
            </mfrac>
          </mrow>
        </mrow>
        <mo fence="true" stretchy="true">)</mo>
      </mrow>
      <mn>6</mn>
    </msup>
    <annotation encoding="StarMath 5.0"> left(-`{5} over {3} right)^6</annotation>
  </semantics>
</math>
</file>

<file path=Object 34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35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n>1</mn>
      </msup>
    </mrow>
    <annotation encoding="StarMath 5.0">2,46`times`10^ { 1 }</annotation>
  </semantics>
</math>
</file>

<file path=Object 36/content.xml><?xml version="1.0" encoding="utf-8"?>
<math xmlns="http://www.w3.org/1998/Math/MathML" display="block">
  <semantics>
    <mrow>
      <mn>0,0246</mn>
      <mrow>
        <mspace width="0.5em"/>
        <mo stretchy="false">×</mo>
        <mspace width="0.5em"/>
      </mrow>
      <msup>
        <mn>10</mn>
        <mn>1</mn>
      </msup>
    </mrow>
    <annotation encoding="StarMath 5.0">0,0246`times`10^1</annotation>
  </semantics>
</math>
</file>

<file path=Object 37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38/content.xml><?xml version="1.0" encoding="utf-8"?>
<math xmlns="http://www.w3.org/1998/Math/MathML" display="block">
  <semantics>
    <mfrac>
      <mstyle color="silver">
        <mn>..........</mn>
      </mstyle>
      <mstyle color="silver">
        <mn>..........</mn>
      </mstyle>
    </mfrac>
    <annotation encoding="StarMath 5.0"> { color silver {..........} } over { color silver {..........} } </annotation>
  </semantics>
</math>
</file>

<file path=Object 4/content.xml><?xml version="1.0" encoding="utf-8"?>
<math xmlns="http://www.w3.org/1998/Math/MathML" display="block">
  <semantics>
    <mstyle mathsize="10pt">
      <mfrac>
        <msup>
          <mn>2</mn>
          <mn>3</mn>
        </msup>
        <msup>
          <mn>2</mn>
          <mn>5</mn>
        </msup>
      </mfrac>
    </mstyle>
    <annotation encoding="StarMath 5.0">size 10{2^3 over 2^5}</annotation>
  </semantics>
</math>
</file>

<file path=Object 44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row>
          <mo stretchy="false">−</mo>
          <mn>2</mn>
        </mrow>
      </msup>
    </mrow>
    <annotation encoding="StarMath 5.0">2,46`times`10^{ -2 }</annotation>
  </semantics>
</math>
</file>

<file path=Object 45/content.xml><?xml version="1.0" encoding="utf-8"?>
<math xmlns="http://www.w3.org/1998/Math/MathML" display="block">
  <semantics>
    <msup>
      <mrow>
        <mo fence="true" stretchy="true">(</mo>
        <mrow>
          <mfrac>
            <mn>2</mn>
            <mn>5</mn>
          </mfrac>
        </mrow>
        <mo fence="true" stretchy="true">)</mo>
      </mrow>
      <mrow>
        <mrow>
          <mo stretchy="false">−</mo>
          <mspace width="0.5em"/>
        </mrow>
        <mn>2</mn>
      </mrow>
    </msup>
    <annotation encoding="StarMath 5.0">left (2 over 5 right )^{ -`2 }</annotation>
  </semantics>
</math>
</file>

<file path=Object 47/content.xml><?xml version="1.0" encoding="utf-8"?>
<math xmlns="http://www.w3.org/1998/Math/MathML" display="block">
  <semantics>
    <mrow>
      <msup>
        <mrow>
          <mo fence="true" stretchy="true">(</mo>
          <mrow>
            <mfrac>
              <mn>1</mn>
              <mn>5</mn>
            </mfrac>
          </mrow>
          <mo fence="true" stretchy="true">)</mo>
        </mrow>
        <mn>2</mn>
      </msup>
      <mrow>
        <mspace width="0.5em"/>
        <mo stretchy="false">×</mo>
        <mspace width="0.5em"/>
      </mrow>
      <msup>
        <mn>5</mn>
        <mrow>
          <mrow>
            <mo stretchy="false">−</mo>
            <mspace width="0.5em"/>
          </mrow>
          <mn>3</mn>
        </mrow>
      </msup>
    </mrow>
    <annotation encoding="StarMath 5.0">left (1 over 5 right ) ^{ 2}`times`5^{ -`3 }</annotation>
  </semantics>
</math>
</file>

<file path=Object 48/content.xml><?xml version="1.0" encoding="utf-8"?>
<math xmlns="http://www.w3.org/1998/Math/MathML" display="block">
  <semantics>
    <mrow>
      <mrow>
        <mo fence="true" stretchy="true">(</mo>
        <mrow>
          <mfrac>
            <mn>1</mn>
            <mn>4</mn>
          </mfrac>
        </mrow>
        <mo fence="true" stretchy="true">)</mo>
      </mrow>
      <mrow>
        <mspace width="0.5em"/>
        <mo stretchy="false">×</mo>
        <mspace width="0.5em"/>
      </mrow>
      <msup>
        <mn>4</mn>
        <mrow>
          <mrow>
            <mo stretchy="false">−</mo>
            <mspace width="0.5em"/>
          </mrow>
          <mn>5</mn>
        </mrow>
      </msup>
    </mrow>
    <annotation encoding="StarMath 5.0">left ( 1 over 4 right )`times`4^{-`5 }</annotation>
  </semantics>
</math>
</file>

<file path=Object 49/content.xml><?xml version="1.0" encoding="utf-8"?>
<math xmlns="http://www.w3.org/1998/Math/MathML" display="block">
  <semantics>
    <mrow>
      <msup>
        <mrow>
          <mo fence="true" stretchy="true">(</mo>
          <mrow>
            <mfrac>
              <mn>2</mn>
              <mn>3</mn>
            </mfrac>
          </mrow>
          <mo fence="true" stretchy="true">)</mo>
        </mrow>
        <mrow>
          <mrow>
            <mspace width="0.5em"/>
            <mo stretchy="false">−</mo>
            <mspace width="0.5em"/>
          </mrow>
          <mn>4</mn>
        </mrow>
      </msup>
      <mrow>
        <mspace width="0.5em"/>
        <mo stretchy="false">×</mo>
        <mspace width="0.5em"/>
      </mrow>
      <msup>
        <mrow>
          <mo fence="true" stretchy="true">(</mo>
          <mrow>
            <mfrac>
              <mn>3</mn>
              <mn>2</mn>
            </mfrac>
          </mrow>
          <mo fence="true" stretchy="true">)</mo>
        </mrow>
        <mn>5</mn>
      </msup>
    </mrow>
    <annotation encoding="StarMath 5.0">left ( 2 over 3 right )^{ `-`4 }`times`left ( 3 over 2 right)^5</annotation>
  </semantics>
</math>
</file>

<file path=Object 5/content.xml><?xml version="1.0" encoding="utf-8"?>
<math xmlns="http://www.w3.org/1998/Math/MathML" display="block">
  <semantics>
    <mstyle mathsize="10pt">
      <mfrac>
        <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</mrow>
        <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</mrow>
      </mfrac>
    </mstyle>
    <annotation encoding="StarMath 5.0">size 10{{2 ` times` 2 `times` 2} over {2 `times` 2 `times` 2 `times` 2 `times` 2 }}</annotation>
  </semantics>
</math>
</file>

<file path=Object 50/content.xml><?xml version="1.0" encoding="utf-8"?>
<math xmlns="http://www.w3.org/1998/Math/MathML" display="block">
  <semantics>
    <msup>
      <mn>2</mn>
      <mrow>
        <mo stretchy="false">−</mo>
        <mn>4</mn>
      </mrow>
    </msup>
    <annotation encoding="StarMath 5.0">2^{ -4 }</annotation>
  </semantics>
</math>
</file>

<file path=Object 51/content.xml><?xml version="1.0" encoding="utf-8"?>
<math xmlns="http://www.w3.org/1998/Math/MathML" display="block">
  <semantics>
    <msup>
      <mn>2</mn>
      <mn>0</mn>
    </msup>
    <annotation encoding="StarMath 5.0">2^{ 0 }</annotation>
  </semantics>
</math>
</file>

<file path=Object 52/content.xml><?xml version="1.0" encoding="utf-8"?>
<math xmlns="http://www.w3.org/1998/Math/MathML" display="block">
  <semantics>
    <mstyle mathsize="10pt">
      <mfrac>
        <msup>
          <mn>5</mn>
          <mrow>
            <mrow>
              <mspace width="0.5em"/>
              <mo stretchy="false">−</mo>
              <mspace width="0.5em"/>
            </mrow>
            <mn>4</mn>
          </mrow>
        </msup>
        <msup>
          <mn>5</mn>
          <mn>2</mn>
        </msup>
      </mfrac>
    </mstyle>
    <annotation encoding="StarMath 5.0">size 10{{5}^{`-`4} over {5}^2}</annotation>
  </semantics>
</math>
</file>

<file path=Object 53/content.xml><?xml version="1.0" encoding="utf-8"?>
<math xmlns="http://www.w3.org/1998/Math/MathML" display="block">
  <semantics>
    <mstyle mathsize="10pt">
      <mfrac>
        <msup>
          <mn>3</mn>
          <mn>3</mn>
        </msup>
        <msup>
          <mn>3</mn>
          <mrow>
            <mrow>
              <mspace width="0.5em"/>
              <mo stretchy="false">−</mo>
              <mspace width="0.5em"/>
            </mrow>
            <mn>4</mn>
          </mrow>
        </msup>
      </mfrac>
    </mstyle>
    <annotation encoding="StarMath 5.0">size 10{{3}^3 over {3}^{`-`4}}</annotation>
  </semantics>
</math>
</file>

<file path=Object 54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space width="0.5em"/>
          </mrow>
          <mn>4</mn>
          <msup>
            <mtext>)</mtext>
            <mrow>
              <mrow>
                <mspace width="0.5em"/>
                <mo stretchy="false">−</mo>
                <mspace width="0.5em"/>
              </mrow>
              <mn>2</mn>
            </mrow>
          </msup>
        </mrow>
        <mrow>
          <mrow>
            <mtext>(</mtext>
            <mo stretchy="false">−</mo>
            <mspace width="0.5em"/>
          </mrow>
          <mn>4</mn>
          <msup>
            <mtext>)</mtext>
            <mrow>
              <mrow>
                <mspace width="0.5em"/>
                <mo stretchy="false">−</mo>
                <mspace width="0.5em"/>
              </mrow>
              <mn>6</mn>
            </mrow>
          </msup>
        </mrow>
      </mfrac>
    </mstyle>
    <annotation encoding="StarMath 5.0">size 10{{"("-`4 ")"^{`-`2}} over {"("-`4")"^{`-`6}}}</annotation>
  </semantics>
</math>
</file>

<file path=Object 55/content.xml><?xml version="1.0" encoding="utf-8"?>
<math xmlns="http://www.w3.org/1998/Math/MathML" display="block">
  <semantics>
    <mstyle mathsize="10pt">
      <mrow>
        <msup>
          <mn>6</mn>
          <mrow>
            <mrow>
              <mo stretchy="false">−</mo>
              <mspace width="0.5em"/>
            </mrow>
            <mn>8</mn>
          </mrow>
        </msup>
        <mrow>
          <mspace width="0.5em"/>
          <mo stretchy="false">×</mo>
          <mspace width="0.5em"/>
        </mrow>
        <msup>
          <mn>6</mn>
          <mstyle color="silver">
            <mn>.......</mn>
          </mstyle>
        </msup>
        <mrow>
          <mspace width="0.5em"/>
          <mo stretchy="false">×</mo>
          <mspace width="0.5em"/>
        </mrow>
        <mn>6</mn>
        <mrow>
          <mspace width="0.5em"/>
          <mo stretchy="false">=</mo>
          <mspace width="0.5em"/>
        </mrow>
        <msup>
          <mn>6</mn>
          <mn>10</mn>
        </msup>
      </mrow>
    </mstyle>
    <annotation encoding="StarMath 5.0">size 10 {6^{-`8}`times`6^color silver{.......}`times`6`=`6^10}</annotation>
  </semantics>
</math>
</file>

<file path=Object 56/content.xml><?xml version="1.0" encoding="utf-8"?>
<math xmlns="http://www.w3.org/1998/Math/MathML" display="block">
  <semantics>
    <mstyle mathsize="10pt">
      <mrow>
        <mtext>(</mtext>
        <msup>
          <mn>3</mn>
          <mn>7</mn>
        </msup>
        <mrow>
          <msup>
            <mtext>)</mtext>
            <mstyle color="silver">
              <mn>.....</mn>
            </mstyle>
          </msup>
          <mo stretchy="false">=</mo>
          <msup>
            <mn>3</mn>
            <mrow>
              <mrow>
                <mspace width="0.5em"/>
                <mo stretchy="false">−</mo>
                <mspace width="0.5em"/>
              </mrow>
              <mn>21</mn>
            </mrow>
          </msup>
        </mrow>
      </mrow>
    </mstyle>
    <annotation encoding="StarMath 5.0">size 10 {"("3^{7}")"^color silver{.....}=3^{`-`21}}</annotation>
  </semantics>
</math>
</file>

<file path=Object 57/content.xml><?xml version="1.0" encoding="utf-8"?>
<math xmlns="http://www.w3.org/1998/Math/MathML" display="block">
  <semantics>
    <mstyle mathsize="10pt">
      <mrow>
        <mtext>(</mtext>
        <mtext>(</mtext>
        <mrow>
          <mspace width="0.5em"/>
          <mo stretchy="false">−</mo>
          <mspace width="0.5em"/>
        </mrow>
        <mn>2</mn>
        <msup>
          <mtext>)</mtext>
          <mstyle color="silver">
            <mn>.......</mn>
          </mstyle>
        </msup>
        <msup>
          <mtext>)</mtext>
          <mn>3</mn>
        </msup>
        <mrow>
          <mspace width="0.5em"/>
          <mo stretchy="false">=</mo>
          <mspace width="0.5em"/>
        </mrow>
        <mrow>
          <mtext>(</mtext>
          <mo stretchy="false">−</mo>
          <mspace width="0.5em"/>
        </mrow>
        <mn>2</mn>
        <msup>
          <mtext>)</mtext>
          <mn>12</mn>
        </msup>
      </mrow>
    </mstyle>
    <annotation encoding="StarMath 5.0">size 10 {"(""("`-`2")" ^color silver{.......} ")"^3`=`"(" -`2 ")" ^12}</annotation>
  </semantics>
</math>
</file>

<file path=Object 58/content.xml><?xml version="1.0" encoding="utf-8"?>
<math xmlns="http://www.w3.org/1998/Math/MathML" display="block">
  <semantics>
    <mstyle mathsize="10pt">
      <mrow>
        <mfrac>
          <msup>
            <mn>7</mn>
            <mstyle color="silver">
              <mn>......</mn>
            </mstyle>
          </msup>
          <msup>
            <mn>14</mn>
            <mstyle color="silver">
              <mn>......</mn>
            </mstyle>
          </msup>
        </mfrac>
        <mrow>
          <mspace width="0.5em"/>
          <mo stretchy="false">=</mo>
          <mspace width="0.5em"/>
        </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row>
            <mrow>
              <mo stretchy="false">−</mo>
              <mspace width="0.5em"/>
            </mrow>
            <mn>3</mn>
          </mrow>
        </msup>
      </mrow>
    </mstyle>
    <annotation encoding="StarMath 5.0">size 10 {{7 ^color silver{......}} over {14 ^color silver{......}}`=`left ( 1 over 2 right )^{-`3}}</annotation>
  </semantics>
</math>
</file>

<file path=Object 59/content.xml><?xml version="1.0" encoding="utf-8"?>
<math xmlns="http://www.w3.org/1998/Math/MathML" display="block">
  <semantics>
    <msup>
      <mn>2</mn>
      <mn>4</mn>
    </msup>
    <annotation encoding="StarMath 5.0">2^{ 4 }</annotation>
  </semantics>
</math>
</file>

<file path=Object 6/content.xml><?xml version="1.0" encoding="utf-8"?>
<math xmlns="http://www.w3.org/1998/Math/MathML" display="block">
  <semantics>
    <mstyle mathsize="10pt">
      <mfrac>
        <mn>1</mn>
        <msup>
          <mn>2</mn>
          <mn>2</mn>
        </msup>
      </mfrac>
    </mstyle>
    <annotation encoding="StarMath 5.0">size 10{1 over 2^2}</annotation>
  </semantics>
</math>
</file>

<file path=Object 61/content.xml><?xml version="1.0" encoding="utf-8"?>
<math xmlns="http://www.w3.org/1998/Math/MathML" display="block">
  <semantics>
    <mrow>
      <msup>
        <mn>8</mn>
        <mn>13</mn>
      </msup>
      <mo stretchy="false">×</mo>
      <mfrac>
        <msup>
          <mn>8</mn>
          <mrow>
            <mo stretchy="false">−</mo>
            <mn>8</mn>
          </mrow>
        </msup>
        <msup>
          <mn>8</mn>
          <mn>7</mn>
        </msup>
      </mfrac>
    </mrow>
    <annotation encoding="StarMath 5.0">8^{ 13 }times {{ 8^{-8} }over 8^7 }</annotation>
  </semantics>
</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sup>
        <math:mn>2</math:mn>
        <math:mrow>
          <math:mrow>
            <math:mi/>
            <math:mo math:stretchy="false">−</math:mo>
            <math:mi/>
          </math:mrow>
          <math:mn>5</math:mn>
        </math:mrow>
      </math:msup>
      <math:msup>
        <math:mn>2</math:mn>
        <math:mrow>
          <math:mrow>
            <math:mi/>
            <math:mo math:stretchy="false">−</math:mo>
            <math:mi/>
          </math:mrow>
          <math:mn>3</math:mn>
          <math:mi/>
        </math:mrow>
      </math:msup>
    </math:mfrac>
    <math:annotation math:encoding="StarMath 5.0">{2}^{`-`5} over 2^{`-`3`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sup>
        <math:mn>3</math:mn>
        <math:mrow>
          <math:mrow>
            <math:mi/>
            <math:mo math:stretchy="false">−</math:mo>
            <math:mi/>
          </math:mrow>
          <math:mn>4</math:mn>
        </math:mrow>
      </math:msup>
      <math:msup>
        <math:mn>3</math:mn>
        <math:mn>3</math:mn>
      </math:msup>
    </math:mfrac>
    <math:annotation math:encoding="StarMath 5.0">{3}^{`-`4} over {3}^{3}</math:annotation>
  </math:semantics>
</math:math>
</file>

<file path=Object 64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space width="0.5em"/>
          </mrow>
          <mn>5</mn>
          <msup>
            <mtext>)</mtext>
            <mn>3</mn>
          </msup>
        </mrow>
        <mrow>
          <mrow>
            <mtext>(</mtext>
            <mo stretchy="false">−</mo>
            <mspace width="0.5em"/>
          </mrow>
          <mn>5</mn>
          <msup>
            <mtext>)</mtext>
            <mrow>
              <mrow>
                <mo stretchy="false">−</mo>
                <mspace width="0.5em"/>
              </mrow>
              <mn>2</mn>
            </mrow>
          </msup>
        </mrow>
      </mfrac>
    </mstyle>
    <annotation encoding="StarMath 5.0"> size 10{{"("-`5 ")"^{3}} over {"("-`5")"^{-`2}}}</annotation>
  </semantics>
</math>
</file>

<file path=Object 65/content.xml><?xml version="1.0" encoding="utf-8"?>
<math xmlns="http://www.w3.org/1998/Math/MathML" display="block">
  <semantics>
    <mstyle mathsize="10pt">
      <mfrac>
        <mstyle mathsize="12pt">
          <mi>b</mi>
        </mstyle>
        <msup>
          <mstyle mathsize="12pt">
            <mi>b</mi>
          </mstyle>
          <mrow>
            <mrow>
              <mo stretchy="false">−</mo>
              <mspace width="0.5em"/>
            </mrow>
            <mn>3</mn>
          </mrow>
        </msup>
      </mfrac>
    </mstyle>
    <annotation encoding="StarMath 5.0">size 10{{size 12 b} over {size 12 b}^{-`3}}</annotation>
  </semantics>
</math>
</file>

<file path=Object 66/content.xml><?xml version="1.0" encoding="utf-8"?>
<math xmlns="http://www.w3.org/1998/Math/MathML" display="block">
  <semantics>
    <msup>
      <mn>8</mn>
      <mn>14</mn>
    </msup>
    <annotation encoding="StarMath 5.0">8^{ 14 }</annotation>
  </semantics>
</math>
</file>

<file path=Object 67/content.xml><?xml version="1.0" encoding="utf-8"?>
<math xmlns="http://www.w3.org/1998/Math/MathML" display="block">
  <semantics>
    <msup>
      <mn>8</mn>
      <mn>12</mn>
    </msup>
    <annotation encoding="StarMath 5.0">8^{ 12 }</annotation>
  </semantics>
</math>
</file>

<file path=Object 68/content.xml><?xml version="1.0" encoding="utf-8"?>
<math xmlns="http://www.w3.org/1998/Math/MathML" display="block">
  <semantics>
    <msup>
      <mn>8</mn>
      <mn>2</mn>
    </msup>
    <annotation encoding="StarMath 5.0">8^{ 2 }</annotation>
  </semantics>
</math>
</file>

<file path=Object 69/content.xml><?xml version="1.0" encoding="utf-8"?>
<math xmlns="http://www.w3.org/1998/Math/MathML" display="block">
  <semantics>
    <msup>
      <mn>8</mn>
      <mrow>
        <mo stretchy="false">−</mo>
        <mn>2</mn>
      </mrow>
    </msup>
    <annotation encoding="StarMath 5.0">8^{ -2 }</annotation>
  </semantics>
</math>
</file>

<file path=Object 7/content.xml><?xml version="1.0" encoding="utf-8"?>
<math xmlns="http://www.w3.org/1998/Math/MathML" display="block">
  <semantics>
    <mfrac>
      <mstyle mathsize="10pt">
        <msup>
          <mrow>
            <mo stretchy="false">−</mo>
            <mn>4</mn>
          </mrow>
          <mrow>
            <mrow>
              <mspace width="0.5em"/>
              <mo stretchy="false">−</mo>
              <mspace width="0.5em"/>
            </mrow>
            <mn>3</mn>
          </mrow>
        </msup>
      </mstyle>
      <msup>
        <mstyle mathsize="10pt">
          <mrow>
            <mo stretchy="false">−</mo>
            <mn>3</mn>
          </mrow>
        </mstyle>
        <mrow>
          <mi>–</mi>
          <mn>3</mn>
        </mrow>
      </msup>
    </mfrac>
    <annotation encoding="StarMath 5.0">size 10 {-4}^{`-`3} over {size 10 -3}^{–3}</annotation>
  </semantics>
</math>
</file>

<file path=Object 70/content.xml><?xml version="1.0" encoding="utf-8"?>
<math xmlns="http://www.w3.org/1998/Math/MathML" display="block">
  <semantics>
    <mrow>
      <msup>
        <mn>2</mn>
        <mn>3</mn>
      </msup>
      <mrow>
        <mspace width="0.5em"/>
        <mo stretchy="false">×</mo>
        <mspace width="0.5em"/>
      </mrow>
      <msup>
        <mn>2</mn>
        <mrow>
          <mo stretchy="false">−</mo>
          <mn>5</mn>
        </mrow>
      </msup>
      <mrow>
        <mspace width="0.5em"/>
        <mo stretchy="false">×</mo>
        <mspace width="0.5em"/>
      </mrow>
      <msup>
        <mn>2</mn>
        <mn>7</mn>
      </msup>
      <mrow>
        <mspace width="0.5em"/>
        <mo stretchy="false">×</mo>
        <mspace width="0.5em"/>
      </mrow>
      <msup>
        <mn>2</mn>
        <mrow>
          <mo stretchy="false">−</mo>
          <mn>9</mn>
        </mrow>
      </msup>
    </mrow>
    <annotation encoding="StarMath 5.0">2^3`times`2^{ -5 }`times`2^7`times`2^{ -9 } </annotation>
  </semantics>
</math>
</file>

<file path=Object 71/content.xml><?xml version="1.0" encoding="utf-8"?>
<math xmlns="http://www.w3.org/1998/Math/MathML" display="block">
  <semantics>
    <msup>
      <mn>2</mn>
      <mn>945</mn>
    </msup>
    <annotation encoding="StarMath 5.0">2^{ 945 }</annotation>
  </semantics>
</math>
</file>

<file path=Object 74/content.xml><?xml version="1.0" encoding="utf-8"?>
<math xmlns="http://www.w3.org/1998/Math/MathML" display="block">
  <semantics>
    <mfrac>
      <mrow>
        <mn>49</mn>
        <mrow>
          <mspace width="0.5em"/>
          <mo stretchy="false">×</mo>
          <mspace width="0.5em"/>
        </mrow>
        <msup>
          <mn>10</mn>
          <mrow>
            <mo stretchy="false">−</mo>
            <mn>6</mn>
          </mrow>
        </msup>
        <mrow>
          <mspace width="0.5em"/>
          <mo stretchy="false">×</mo>
          <mspace width="0.5em"/>
        </mrow>
        <mn>6</mn>
        <mrow>
          <mspace width="0.5em"/>
          <mo stretchy="false">×</mo>
          <mspace width="0.5em"/>
        </mrow>
        <msup>
          <mn>10</mn>
          <mn>5</mn>
        </msup>
      </mrow>
      <mrow>
        <mn>3</mn>
        <mrow>
          <mspace width="0.5em"/>
          <mo stretchy="false">×</mo>
          <mspace width="0.5em"/>
        </mrow>
        <msup>
          <mn>10</mn>
          <mn>4</mn>
        </msup>
        <mrow>
          <mspace width="0.5em"/>
          <mo stretchy="false">×</mo>
          <mspace width="0.5em"/>
        </mrow>
        <mn>7</mn>
        <mrow>
          <mspace width="0.5em"/>
          <mo stretchy="false">×</mo>
          <mspace width="0.5em"/>
        </mrow>
        <msup>
          <mn>10</mn>
          <mrow>
            <mo stretchy="false">−</mo>
            <mn>2</mn>
          </mrow>
        </msup>
      </mrow>
    </mfrac>
    <annotation encoding="StarMath 5.0">{{49}`times`10^{-6}`times`6`times` 10^{5}}over{{3}`times`{10}^{4}`times`7`times`10^{-2}}</annotation>
  </semantics>
</math>
</file>

<file path=Object 8/content.xml><?xml version="1.0" encoding="utf-8"?>
<math xmlns="http://www.w3.org/1998/Math/MathML" display="block">
  <semantics>
    <mfrac>
      <mn>1</mn>
      <msup>
        <mn>5</mn>
        <mrow>
          <mi>–</mi>
          <mn>12</mn>
        </mrow>
      </msup>
    </mfrac>
    <annotation encoding="StarMath 5.0">{1} over {5}^{–12}</annotation>
  </semantics>
</math>
</file>

<file path=Object 9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6</mn>
        </mrow>
      </msup>
    </mfrac>
    <annotation encoding="StarMath 5.0">{1} over {"("-2")"}^{–6}</annotation>
  </semantics>
</math>
</file>